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jpe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61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2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2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2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508">
      <style:table-properties style:writing-mode="lr-tb"/>
    </style:style>
    <style:style style:family="paragraph" style:name="a15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509">
      <style:table-column-properties style:column-width="6.9697in"/>
    </style:style>
    <style:style style:family="text" style:name="a1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2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2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10">
      <style:table-row-properties style:row-height="0.92929in"/>
    </style:style>
    <style:style style:family="text" style:name="a1511">
      <style:text-properties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anguage="en" fo:country="US" fo:font-weight="normal" style:font-weight-asian="normal" style:font-weight-complex="normal"/>
    </style:style>
    <style:style style:family="presentation" style:name="a1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anguage="en" fo:country="US" fo:font-weight="normal" style:font-weight-asian="normal" style:font-weight-complex="normal"/>
    </style:style>
    <style:style style:family="paragraph" style:name="a1513">
      <style:paragraph-properties/>
    </style:style>
    <style:style style:family="presentation" style:name="a1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5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31" style:parent-style-name="Graphics">
      <style:graphic-properties draw:fill="none" draw:stroke="none"/>
    </style:style>
    <style:style style:family="drawing-page" style:name="a16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33">
      <style:graphic-properties draw:fill="none" draw:stroke="none"/>
    </style:style>
    <style:style style:family="drawing-page" style:name="a16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35">
      <style:graphic-properties draw:fill="none" draw:stroke="none"/>
    </style:style>
    <style:style style:family="drawing-page" style:name="a16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37">
      <style:graphic-properties draw:fill="none" draw:stroke="none"/>
    </style:style>
    <style:style style:family="drawing-page" style:name="a16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39">
      <style:graphic-properties draw:fill="none" draw:stroke="non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2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4" style:parent-style-name="Graphics">
      <style:graphic-properties draw:fill="none" draw:stroke="none"/>
    </style:style>
    <style:style style:family="paragraph" style:name="a1406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6" style:parent-style-name="Graphics">
      <style:graphic-properties draw:fill="none" draw:stroke="none"/>
    </style:style>
    <style:style style:family="paragraph" style:name="a1408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ahnschrift" style:font-family-generic="swiss" style:font-pitch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1478">
      <style:table-properties style:writing-mode="lr-tb"/>
    </style:style>
    <style:style style:family="paragraph" style:name="a15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479">
      <style:table-column-properties style:column-width="8.39394in"/>
    </style:style>
    <style:style style:family="text" style:name="a1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1">
      <style:graphic-properties draw:fill="none" draw:stroke="none"/>
    </style:style>
    <style:style style:family="drawing-page" style:name="a16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3">
      <style:graphic-properties draw:fill="none" draw:stroke="none"/>
    </style:style>
    <style:style style:family="drawing-page" style:name="a16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5">
      <style:graphic-properties draw:fill="none" draw:stroke="none"/>
    </style:style>
    <style:style style:family="drawing-page" style:name="a16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7">
      <style:graphic-properties draw:fill="none" draw:stroke="none"/>
    </style:style>
    <style:style style:family="drawing-page" style:name="a16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9">
      <style:graphic-properties draw:fill="none" draw:stroke="none"/>
    </style:style>
    <style:style style:family="paragraph" style:name="a1410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1480">
      <style:table-row-properties style:row-height="0.76768in"/>
    </style:style>
    <style:style style:family="graphic" style:name="a1412" style:parent-style-name="Graphics">
      <style:graphic-properties draw:fill="none" draw:stroke="none"/>
    </style:style>
    <style:style style:family="text" style:name="a1481">
      <style:text-properties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anguage="en" fo:country="US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2">
      <style:text-properties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anguage="en" fo:country="US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3">
      <style:paragraph-properties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4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9" style:parent-style-name="Graphics">
      <style:graphic-properties draw:fill="none" draw:stroke="none"/>
    </style:style>
    <style:style style:family="paragraph" style:name="a14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0">
      <style:graphic-properties draw:fill="none" fo:clip="rect(-0.00123in, -0.01319in, 0.00621in, -0.23008in)" draw:stroke="none"/>
    </style:style>
    <style:style style:family="text" style:name="a1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47" style:parent-style-name="Graphics">
      <style:graphic-properties draw:fill="none" draw:stroke="none"/>
    </style:style>
    <style:style style:family="presentation" style:name="a1548">
      <style:graphic-properties draw:fill="none" draw:stroke="solid" svg:stroke-width="0.01389in" svg:stroke-color="#000000" svg:stroke-opacity="100%"/>
    </style:style>
    <style:style style:family="presentation" style:name="a1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1.33333in" style:font-size-asian="1.33333in" style:font-size-complex="1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1.33333in" style:font-size-asian="1.33333in" style:font-size-complex="1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1.33333in" style:font-size-asian="1.33333in" style:font-size-complex="1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justify" fo:text-align-last="star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justify" fo:text-align-last="star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6389in" style:font-size-asian="0.26389in" style:font-size-complex="0.263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2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6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2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6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52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57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3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3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3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57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84"/>
    <text:list-style style:name="a1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8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5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5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14"/>
    <text:list-style style:name="a1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5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1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6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2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3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56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53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4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58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50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4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505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9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9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46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</office:automatic-styles>
  <office:body>
    <office:presentation>
      <draw:page draw:name="Slide1" draw:style-name="a1381" draw:master-page-name="Master1-Layout1-title-Title-Slide" presentation:presentation-page-layout-name="Master1-PPL1" draw:id="Slide-256">
        <draw:frame draw:id="id273" presentation:style-name="a1411" draw:name="Subtitle 2" svg:x="1.12903in" svg:y="2.43011in" svg:width="10.43011in" svg:height="4.76344in" presentation:class="subtitle" presentation:placeholder="false">
          <draw:text-box>
            <text:p text:style-name="a1383" text:class-names="" text:cond-style-name=""><text:span text:style-name="a1382" text:class-names="">HOUSE PRICE PREDICTION USING LINEAR REGRESSION</text:span></text:p>
            <text:p text:style-name="a1385" text:class-names="" text:cond-style-name=""><text:span text:style-name="a1384" text:class-names=""/></text:p>
            <text:p text:style-name="a1387" text:class-names="" text:cond-style-name=""><text:span text:style-name="a1386" text:class-names=""/></text:p>
            <text:p text:style-name="a1392" text:class-names="" text:cond-style-name=""><text:span text:style-name="a1388" text:class-names="">TEAM MEMBERS</text:span><text:span text:style-name="a1389" text:class-names="">: <text:s text:c="57"/></text:span><text:span text:style-name="a1390" text:class-names=""><text:s text:c="1"/></text:span><text:span text:style-name="a1391" text:class-names="">GUIDED BY:</text:span></text:p>
            <text:p text:style-name="a1397" text:class-names="" text:cond-style-name=""><text:span text:style-name="a1393" text:class-names="">DHANUSH.K.A (6176AC21UCS024</text:span><text:span text:style-name="a1394" text:class-names="">) <text:tab/><text:tab/><text:tab/><text:tab/><text:tab/></text:span><text:span text:style-name="a1395" text:class-names="">Mrs.T.VINODHINI</text:span><text:span text:style-name="a1396" text:class-names=""><text:s text:c="1"/>, M.E.,</text:span></text:p>
            <text:p text:style-name="a1402" text:class-names="" text:cond-style-name=""><text:span text:style-name="a1398" text:class-names="">DAMODHARAN.M<text:s text:c="1"/></text:span><text:span text:style-name="a1399" text:class-names="">(6176AC21UCS017</text:span><text:span text:style-name="a1400" text:class-names="">) <text:s text:c="29"/>ASSISTANT PROFESSOR <text:s text:c="25"/></text:span><text:span text:style-name="a1401" text:class-names=""/></text:p>
            <text:p text:style-name="a1406" text:class-names="" text:cond-style-name=""><text:span text:style-name="a1403" text:class-names="">GANESH BABU.C (6176AC21UCS030</text:span><text:span text:style-name="a1404" text:class-names="">) <text:s text:c="31"/>DEPARTMENT OF CSE</text:span><text:span text:style-name="a1405" text:class-names=""/></text:p>
            <text:p text:style-name="a1408" text:class-names="" text:cond-style-name=""><text:span text:style-name="a1407" text:class-names="">GAGAN.R (6176AC21UCS173)</text:span></text:p>
            <text:p text:style-name="a1410" text:class-names="" text:cond-style-name=""><text:span text:style-name="a1409" text:class-names=""/></text:p>
          </draw:text-box>
          <svg:title/>
          <svg:desc/>
        </draw:frame>
        <draw:frame draw:id="id274" draw:style-name="a1412" draw:name="Picture 3" svg:x="0.11468in" svg:y="0.21661in" svg:width="1.53347in" svg:height="1.21344in" style:rel-width="scale" style:rel-height="scale">
          <draw:image xlink:href="media/image1.png" xlink:type="simple" xlink:show="embed" xlink:actuate="onLoad"/>
          <svg:title/>
          <svg:desc/>
        </draw:frame>
        <draw:frame draw:id="id275" presentation:style-name="a1418" draw:name="Title 5" svg:x="1.33333in" svg:y="0.21661in" svg:width="9.73118in" svg:height="1.21344in" presentation:class="title" presentation:placeholder="false">
          <draw:text-box>
            <text:p text:style-name="a1417" text:class-names="" text:cond-style-name=""><text:span text:style-name="a1413" text:class-names="">ADHIYAMAAN COLLEGE OF ENGINEERING (AUTONOMOUS)</text:span><text:span text:style-name="a1414" text:class-names=""><text:s text:c="1"/></text:span><text:span text:style-name="a1415" text:class-names="">HOSUR – 635 109<text:line-break/> <text:s text:c="1"/><text:line-break/> DEPARTMENT OF COMPUTER SCIENCE AND ENGINEERING<text:line-break/>MINI PROJECT<text:s text:c="1"/></text:span><text:span text:style-name="a1416" text:class-names=""/></text:p>
          </draw:text-box>
          <svg:title/>
          <svg:desc/>
        </draw:frame>
        <draw:frame draw:id="id276" draw:style-name="a1419" draw:name="Picture 8" svg:x="9.32258in" svg:y="-1.0857in" svg:width="4.26073in" svg:height="3.88262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" draw:style-name="a1420" draw:master-page-name="Master1-Layout2-obj-Title-and-Content" presentation:presentation-page-layout-name="Master1-PPL2" draw:id="Slide-257">
        <draw:frame draw:id="id277" presentation:style-name="a1423" draw:name="Title 1" svg:x="0.74074in" svg:y="0.66667in" svg:width="9.40143in" svg:height="1.44444in" presentation:class="title" presentation:placeholder="false">
          <draw:text-box>
            <text:p text:style-name="a1422" text:class-names="" text:cond-style-name=""><text:span text:style-name="a1421" text:class-names="">ABSTRACT:</text:span></text:p>
          </draw:text-box>
          <svg:title/>
          <svg:desc/>
        </draw:frame>
        <draw:frame draw:id="id278" presentation:style-name="a1446" draw:name="Content Placeholder 2" svg:x="0.74074in" svg:y="1.92473in" svg:width="9.40143in" svg:height="4.68218in" presentation:class="outline" presentation:placeholder="false">
          <draw:text-box>
            <text:list text:style-name="a1426">
              <text:list-item>
                <text:p text:style-name="a1425" text:class-names="" text:cond-style-name=""><text:span text:style-name="a1424" text:class-names="">People looking to buy a new home tend to be more conservative with their budgets and market strategies.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27" text:class-names="">This project aims to analyze various parameters like<text:s text:c="1"/></text:span><text:span text:style-name="a1428" text:class-names="">average<text:s text:c="1"/></text:span><text:span text:style-name="a1429" text:class-names="">income,<text:s text:c="1"/></text:span><text:span text:style-name="a1430" text:class-names="">average<text:s text:c="1"/></text:span><text:span text:style-name="a1431" text:class-names="">area etc. and predict the house price accordingly.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><text:s text:c="1"/>For the price prediction we will be using Linear Regression.</text:span></text:p>
              </text:list-item>
            </text:list>
            <text:list text:style-name="a1439">
              <text:list-item>
                <text:p text:style-name="a1438" text:class-names="" text:cond-style-name=""><text:span text:style-name="a1437" text:class-names="">The functioning of this project involves some good amount of dataset on which prediction can be done.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40" text:class-names="">This application will help customers to invest in an estate without approaching an agent.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3" text:class-names=""/></text:p>
              </text:list-item>
            </text:list>
          </draw:text-box>
          <svg:title/>
          <svg:desc/>
        </draw:frame>
      </draw:page>
      <draw:page draw:name="Slide3" draw:style-name="a1447" draw:master-page-name="Master1-Layout2-obj-Title-and-Content" presentation:presentation-page-layout-name="Master1-PPL2" draw:id="Slide-258">
        <draw:frame draw:id="id279" presentation:style-name="a1450" draw:name="Title 1" svg:x="0.74074in" svg:y="0.66667in" svg:width="9.40143in" svg:height="1.44444in" presentation:class="title" presentation:placeholder="false">
          <draw:text-box>
            <text:p text:style-name="a1449" text:class-names="" text:cond-style-name=""><text:span text:style-name="a1448" text:class-names="">OBJECTIVE:</text:span></text:p>
          </draw:text-box>
          <svg:title/>
          <svg:desc/>
        </draw:frame>
        <draw:frame draw:id="id280" presentation:style-name="a1469" draw:name="Content Placeholder 2" svg:x="0.74074in" svg:y="1.84849in" svg:width="9.68937in" svg:height="5.9042in" presentation:class="outline" presentation:placeholder="false">
          <draw:text-box>
            <text:list text:style-name="a1453">
              <text:list-item>
                <text:p text:style-name="a1452" text:class-names="" text:cond-style-name=""><text:span text:style-name="a1451" text:class-names="">It is very difficult to search house at places like Bangalore.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54" text:class-names="">Even if you find a house it is very difficult to get a perfect price for your expectation.</text:span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>To overcome such problem Machine Learning technique can be used.</text:span></text:p>
              </text:list-item>
            </text:list>
            <text:list text:style-name="a1462">
              <text:list-item>
                <text:p text:style-name="a1461" text:class-names="" text:cond-style-name=""><text:span text:style-name="a1460" text:class-names="">Using Machine Learning Technique it will be easy to know the price of house based on the area available, number of bedrooms, facilities available.</text:span></text:p>
              </text:list-item>
            </text:list>
            <text:list text:style-name="a1465">
              <text:list-item>
                <text:p text:style-name="a1464" text:class-names="" text:cond-style-name=""><text:span text:style-name="a1463" text:class-names=""/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/></text:p>
              </text:list-item>
            </text:list>
          </draw:text-box>
          <svg:title/>
          <svg:desc/>
        </draw:frame>
      </draw:page>
      <draw:page draw:name="Slide4" draw:style-name="a1470" draw:master-page-name="Master1-Layout2-obj-Title-and-Content" presentation:presentation-page-layout-name="Master1-PPL2" draw:id="Slide-259">
        <draw:frame draw:id="id281" presentation:style-name="a1473" draw:name="Title 1" svg:x="0.74074in" svg:y="0.66667in" svg:width="9.40143in" svg:height="1.44444in" presentation:class="title" presentation:placeholder="false">
          <draw:text-box>
            <text:p text:style-name="a1472" text:class-names="" text:cond-style-name=""><text:span text:style-name="a1471" text:class-names="">LITERATURE SURVEY:</text:span></text:p>
          </draw:text-box>
          <svg:title/>
          <svg:desc/>
        </draw:frame>
        <draw:frame draw:id="id282" draw:style-name="a1474" draw:name="Picture 3" svg:x="0.45791in" svg:y="1.54324in" svg:width="12.00674in" svg:height="5.95676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14" draw:style-name="a1475" draw:master-page-name="Master1-Layout2-obj-Title-and-Content" presentation:presentation-page-layout-name="Master1-PPL2" draw:id="Slide-269">
        <draw:frame draw:id="id283" draw:style-name="a1476" draw:name="Picture 2" svg:x="0.47475in" svg:y="0in" svg:width="11.89899in" svg:height="4.0303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27" draw:style-name="a1477" draw:master-page-name="Master1-Layout2-obj-Title-and-Content" presentation:presentation-page-layout-name="Master1-PPL2" draw:id="Slide-282">
        <draw:frame draw:id="id284" draw:name="Table 5" svg:x="0.81818in" svg:y="0.61616in" svg:width="8.39394in" svg:height="0.76768in">
          <table:table table:style-name="a1478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479" table:default-cell-style-name=""/>
            <table:table-row table:style-name="a1480" table:default-cell-style-name="">
              <table:table-cell table:style-name="a1485">
                <text:list text:style-name="a1484">
                  <text:list-item>
                    <text:p text:style-name="a1483" text:class-names="" text:cond-style-name=""><text:span text:style-name="a1481" text:class-names="">DISADVANTAGES:</text:span><text:span text:style-name="a1482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285" presentation:style-name="a1506" draw:name="Content Placeholder 6" svg:x="0.74074in" svg:y="1.80808in" svg:width="9.40143in" svg:height="4.79883in" presentation:class="outline" presentation:placeholder="false">
          <draw:text-box>
            <text:list text:style-name="a1489">
              <text:list-item>
                <text:p text:style-name="a1488" text:class-names="" text:cond-style-name=""><text:span text:style-name="a1486" text:class-names="">Inaccurate Results: The price prediction will be wrong or unreliable.</text:span><text:span text:style-name="a1487" text:class-names=""/></text:p>
              </text:list-item>
            </text:list>
            <text:list text:style-name="a1493">
              <text:list-item>
                <text:p text:style-name="a1492" text:class-names="" text:cond-style-name=""><text:span text:style-name="a1490" text:class-names="">Irrelevant Estimates: The predictions won’t match real-world values.</text:span><text:span text:style-name="a1491" text:class-names=""/></text:p>
              </text:list-item>
            </text:list>
            <text:list text:style-name="a1497">
              <text:list-item>
                <text:p text:style-name="a1496" text:class-names="" text:cond-style-name=""><text:span text:style-name="a1494" text:class-names="">Poor User Experience: Buyers and sellers won’t trust or use the tool.</text:span><text:span text:style-name="a1495" text:class-names=""/></text:p>
              </text:list-item>
            </text:list>
            <text:list text:style-name="a1501">
              <text:list-item>
                <text:p text:style-name="a1500" text:class-names="" text:cond-style-name=""><text:span text:style-name="a1498" text:class-names="">Missed Market Trends: The model can’t reflect changes in property value.</text:span><text:span text:style-name="a1499" text:class-names=""/></text:p>
              </text:list-item>
            </text:list>
            <text:list text:style-name="a1505">
              <text:list-item>
                <text:p text:style-name="a1504" text:class-names="" text:cond-style-name=""><text:span text:style-name="a1502" text:class-names="">No Competitive Advantage: The tool will be less useful than other similar tools.</text:span><text:span text:style-name="a1503" text:class-names=""/></text:p>
              </text:list-item>
            </text:list>
          </draw:text-box>
          <svg:title/>
          <svg:desc/>
        </draw:frame>
      </draw:page>
      <draw:page draw:name="Slide15" draw:style-name="a1507" draw:master-page-name="Master1-Layout2-obj-Title-and-Content" presentation:presentation-page-layout-name="Master1-PPL2" draw:id="Slide-270">
        <draw:frame draw:id="id286" draw:name="Table 3" svg:x="0.68687in" svg:y="0.62626in" svg:width="6.9697in" svg:height="0.92929in">
          <table:table table:style-name="a1508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509" table:default-cell-style-name=""/>
            <table:table-row table:style-name="a1510" table:default-cell-style-name="">
              <table:table-cell table:style-name="a1515">
                <text:list text:style-name="a1514">
                  <text:list-item>
                    <text:p text:style-name="a1513" text:class-names="" text:cond-style-name=""><text:span text:style-name="a1511" text:class-names="">PROPOSED SYSTEM :</text:span><text:span text:style-name="a1512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draw:frame draw:id="id287" presentation:style-name="a1535" draw:name="Content Placeholder 4" svg:x="0.58922in" svg:y="1.88889in" svg:width="9.40143in" svg:height="4.95034in" presentation:class="outline" presentation:placeholder="false">
          <draw:text-box>
            <text:list text:style-name="a1518">
              <text:list-item>
                <text:p text:style-name="a1517" text:class-names="" text:cond-style-name=""><text:span text:style-name="a1516" text:class-names="">Location: Determines the desirability and market demand based on the property’s area.</text:span></text:p>
              </text:list-item>
            </text:list>
            <text:list text:style-name="a1521">
              <text:list-item>
                <text:p text:style-name="a1520" text:class-names="" text:cond-style-name=""><text:span text:style-name="a1519" text:class-names="">Size: Considers the total built-up area in square feet or meters.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>Land Price: Includes the cost of the land per unit area in the specific location.</text:span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>Furnished/Unfurnished: Evaluates whether the house is fully furnished, semi-furnished, or unfurnished.</text:span></text:p>
              </text:list-item>
            </text:list>
            <text:list text:style-name="a1530">
              <text:list-item>
                <text:p text:style-name="a1529" text:class-names="" text:cond-style-name=""><text:span text:style-name="a1528" text:class-names="">BHK (Bedrooms, Hall, Kitchen): Captures the configuration and layout of the house.</text:span></text:p>
              </text:list-item>
            </text:list>
            <text:list text:style-name="a1534">
              <text:list-item>
                <text:p text:style-name="a1533" text:class-names="" text:cond-style-name=""><text:span text:style-name="a1531" text:class-names="">Prediction of Price: Uses these factors in a linear regression model to estimate the house’s market price.</text:span><text:span text:style-name="a1532" text:class-names=""/></text:p>
              </text:list-item>
            </text:list>
          </draw:text-box>
          <svg:title/>
          <svg:desc/>
        </draw:frame>
      </draw:page>
      <draw:page draw:name="Slide8" draw:style-name="a1536" draw:master-page-name="Master1-Layout2-obj-Title-and-Content" presentation:presentation-page-layout-name="Master1-PPL2" draw:id="Slide-263">
        <draw:frame draw:id="id288" presentation:style-name="a1539" draw:name="Title 1" svg:x="0.74074in" svg:y="0.37821in" svg:width="9.4856in" svg:height="1.73291in" presentation:class="title" presentation:placeholder="false">
          <draw:text-box>
            <text:p text:style-name="a1538" text:class-names="" text:cond-style-name=""><text:span text:style-name="a1537" text:class-names="">ARCHITECTURAL DESIGN:</text:span></text:p>
          </draw:text-box>
          <svg:title/>
          <svg:desc/>
        </draw:frame>
        <draw:frame draw:id="id289" presentation:style-name="a1540" draw:name="Content Placeholder 3" svg:x="1.55855in" svg:y="1.58991in" svg:width="8.03574in" svg:height="5.53188in" style:rel-width="scale" style:rel-height="scale" presentation:class="graphic" presentation:placeholder="false">
          <draw:image xlink:href="media/image7.jpeg" xlink:type="simple" xlink:show="embed" xlink:actuate="onLoad"/>
          <svg:title/>
          <svg:desc>A diagram of a search engine

Description automatically generated</svg:desc>
        </draw:frame>
      </draw:page>
      <draw:page draw:name="Slide5" draw:style-name="a1541" draw:master-page-name="Master1-Layout2-obj-Title-and-Content" presentation:presentation-page-layout-name="Master1-PPL2" draw:id="Slide-260">
        <draw:frame draw:id="id290" presentation:style-name="a1546" draw:name="Title 1" svg:x="0.74074in" svg:y="0.66667in" svg:width="9.40143in" svg:height="1.44444in" presentation:class="title" presentation:placeholder="false">
          <draw:text-box>
            <text:p text:style-name="a1545" text:class-names="" text:cond-style-name=""><text:span text:style-name="a1542" text:class-names="">ARCHITECTURAL<text:s text:c="1"/></text:span><text:span text:style-name="a1543" text:class-names="">DESIGN:</text:span><text:span text:style-name="a1544" text:class-names=""/></text:p>
          </draw:text-box>
          <svg:title/>
          <svg:desc/>
        </draw:frame>
        <draw:frame draw:id="id291" draw:style-name="a1547" draw:name="Picture 4" svg:x="0.09237in" svg:y="1.38889in" svg:width="10.544in" svg:height="5.9497in" style:rel-width="scale" style:rel-height="scale">
          <draw:image xlink:href="media/image8.jpeg" xlink:type="simple" xlink:show="embed" xlink:actuate="onLoad"/>
          <svg:title/>
          <svg:desc/>
        </draw:frame>
        <presentation:notes draw:style-name="a1553">
          <draw:page-thumbnail draw:page-number="9" svg:x="0.75in" svg:y="1.25in" svg:width="6in" svg:height="3.375in" presentation:class="page" draw:id="id292" presentation:style-name="a1548" draw:name="Slide Image Placeholder 1">
            <svg:title/>
            <svg:desc/>
          </draw:page-thumbnail>
          <draw:frame draw:id="id293" presentation:style-name="a154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94" draw:style-name="a1552" draw:name="Slide Number Placeholder 3" svg:x="4.24826in" svg:y="9.49826in" svg:width="3.25in" svg:height="0.50174in">
            <draw:text-box>
              <text:p text:style-name="a1551" text:class-names="" text:cond-style-name=""><text:span text:style-name="a155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554" draw:master-page-name="Master1-Layout2-obj-Title-and-Content" presentation:presentation-page-layout-name="Master1-PPL2" draw:id="Slide-264">
        <draw:frame draw:id="id295" presentation:style-name="a1557" draw:name="Title 1" svg:x="0.74074in" svg:y="0.66667in" svg:width="9.40143in" svg:height="1.44444in" presentation:class="title" presentation:placeholder="false">
          <draw:text-box>
            <text:p text:style-name="a1556" text:class-names="" text:cond-style-name=""><text:span text:style-name="a1555" text:class-names="">MODULES:</text:span></text:p>
          </draw:text-box>
          <svg:title/>
          <svg:desc/>
        </draw:frame>
        <draw:frame draw:id="id296" presentation:style-name="a1582" draw:name="Content Placeholder 2" svg:x="0.74074in" svg:y="1.83838in" svg:width="9.40143in" svg:height="4.76853in" presentation:class="outline" presentation:placeholder="false">
          <draw:text-box>
            <text:list text:style-name="a1563">
              <text:list-item>
                <text:p text:style-name="a1562" text:class-names="" text:cond-style-name=""><text:span text:style-name="a1558" text:class-names="">Data Collection: Collecting<text:s text:c="1"/></text:span><text:span text:style-name="a1559" text:class-names="">historical house pricing data from reliable sources (e.g.,<text:s text:c="1"/></text:span><text:span text:style-name="a1560" text:class-names="">Kaggle</text:span><text:span text:style-name="a1561" text:class-names="">, public datasets).</text:span></text:p>
              </text:list-item>
            </text:list>
            <text:list text:style-name="a1567">
              <text:list-item>
                <text:p text:style-name="a1566" text:class-names="" text:cond-style-name=""><text:span text:style-name="a1564" text:class-names="">Data Preprocessing:<text:s text:c="1"/></text:span><text:span text:style-name="a1565" text:class-names="">Cleaning, handling missing values, and feature scaling.</text:span></text:p>
              </text:list-item>
            </text:list>
            <text:list text:style-name="a1571">
              <text:list-item>
                <text:p text:style-name="a1570" text:class-names="" text:cond-style-name=""><text:span text:style-name="a1568" text:class-names="">Feature Selection:<text:s text:c="1"/></text:span><text:span text:style-name="a1569" text:class-names="">Identifying key features such as location, square footage, number of bedrooms, etc.</text:span></text:p>
              </text:list-item>
            </text:list>
            <text:list text:style-name="a1577">
              <text:list-item>
                <text:p text:style-name="a1576" text:class-names="" text:cond-style-name=""><text:span text:style-name="a1572" text:class-names="">Model Selection:<text:s text:c="1"/></text:span><text:span text:style-name="a1573" text:class-names="">1Bhk</text:span><text:span text:style-name="a1574" text:class-names="">, 2Bhk, 3bhk</text:span><text:span text:style-name="a1575" text:class-names="">, Duplex, with balcony or without.</text:span></text:p>
              </text:list-item>
            </text:list>
            <text:list text:style-name="a1581">
              <text:list-item>
                <text:p text:style-name="a1580" text:class-names="" text:cond-style-name=""><text:span text:style-name="a1578" text:class-names="">Evaluation:<text:s text:c="1"/></text:span><text:span text:style-name="a1579" text:class-names="">Using training and test datasets for performance evaluation.</text:span></text:p>
              </text:list-item>
            </text:list>
          </draw:text-box>
          <svg:title/>
          <svg:desc/>
        </draw:frame>
      </draw:page>
      <draw:page draw:name="Slide11" draw:style-name="a1583" draw:master-page-name="Master1-Layout2-obj-Title-and-Content" presentation:presentation-page-layout-name="Master1-PPL2" draw:id="Slide-266">
        <draw:frame draw:id="id297" presentation:style-name="a1586" draw:name="Title 1" svg:x="0.74074in" svg:y="0.66667in" svg:width="9.40143in" svg:height="1.44444in" presentation:class="title" presentation:placeholder="false">
          <draw:text-box>
            <text:p text:style-name="a1585" text:class-names="" text:cond-style-name=""><text:span text:style-name="a1584" text:class-names="">TECHNIQUES:</text:span></text:p>
          </draw:text-box>
          <svg:title/>
          <svg:desc/>
        </draw:frame>
        <draw:frame draw:id="id298" presentation:style-name="a1608" draw:name="Content Placeholder 2" svg:x="0.74074in" svg:y="1.69697in" svg:width="9.40143in" svg:height="4.90994in" presentation:class="outline" presentation:placeholder="false">
          <draw:text-box>
            <text:list text:style-name="a1589">
              <text:list-item>
                <text:p text:style-name="a1588" text:class-names="" text:cond-style-name=""><text:span text:style-name="a1587" text:class-names="">1. Linear Regression</text:span></text:p>
              </text:list-item>
            </text:list>
            <text:list text:style-name="a1592">
              <text:list-item>
                <text:p text:style-name="a1591" text:class-names="" text:cond-style-name=""><text:span text:style-name="a1590" text:class-names=""><text:s text:c="1"/>•    Description: A simple yet powerful algorithm that models the relationship between house prices and features (e.g., square footage, location) as a linear equation.</text:span></text:p>
              </text:list-item>
            </text:list>
            <text:list text:style-name="a1595">
              <text:list-item>
                <text:p text:style-name="a1594" text:class-names="" text:cond-style-name=""><text:span text:style-name="a1593" text:class-names=""><text:s text:c="1"/>•    Use Case: Ideal for datasets with a linear relationship between features and prices.</text:span></text:p>
              </text:list-item>
            </text:list>
            <text:list text:style-name="a1598">
              <text:list-item>
                <text:p text:style-name="a1597" text:class-names="" text:cond-style-name=""><text:span text:style-name="a1596" text:class-names="">2. Decision Trees</text:span></text:p>
              </text:list-item>
            </text:list>
            <text:list text:style-name="a1601">
              <text:list-item>
                <text:p text:style-name="a1600" text:class-names="" text:cond-style-name=""><text:span text:style-name="a1599" text:class-names="">  •    Description: A tree-like model where each node represents a feature and branches represent decisions, leading to a price prediction at the leaves.</text:span></text:p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><text:s text:c="1"/>•    Use Case: Works well with non-linear data and helps identify important features.</text:span></text:p>
              </text:list-item>
            </text:list>
            <text:list text:style-name="a1607">
              <text:list-item>
                <text:p text:style-name="a1606" text:class-names="" text:cond-style-name=""><text:span text:style-name="a1605" text:class-names=""/></text:p>
              </text:list-item>
            </text:list>
          </draw:text-box>
          <svg:title/>
          <svg:desc/>
        </draw:frame>
      </draw:page>
      <draw:page draw:name="Slide12" draw:style-name="a1609" draw:master-page-name="Master1-Layout2-obj-Title-and-Content" presentation:presentation-page-layout-name="Master1-PPL2" draw:id="Slide-267">
        <draw:frame draw:id="id299" presentation:style-name="a1614" draw:name="Title 1" svg:x="0.74074in" svg:y="0.66667in" svg:width="9.40143in" svg:height="1.44444in" presentation:class="title" presentation:placeholder="false">
          <draw:text-box>
            <text:p text:style-name="a1611" text:class-names="" text:cond-style-name=""><text:span text:style-name="a1610" text:class-names="">TECHNIQUES:</text:span></text:p>
            <text:p text:style-name="a1613" text:class-names="" text:cond-style-name=""><text:span text:style-name="a1612" text:class-names=""/></text:p>
          </draw:text-box>
          <svg:title/>
          <svg:desc/>
        </draw:frame>
        <draw:frame draw:id="id300" presentation:style-name="a1624" draw:name="Content Placeholder 2" svg:x="0.74074in" svg:y="1.88889in" svg:width="9.40143in" svg:height="4.71802in" presentation:class="outline" presentation:placeholder="false">
          <draw:text-box>
            <text:list text:style-name="a1617">
              <text:list-item>
                <text:p text:style-name="a1616" text:class-names="" text:cond-style-name=""><text:span text:style-name="a1615" text:class-names="">3.Random Forest</text:span></text:p>
              </text:list-item>
            </text:list>
            <text:list text:style-name="a1620">
              <text:list-item>
                <text:p text:style-name="a1619" text:class-names="" text:cond-style-name=""><text:span text:style-name="a1618" text:class-names="">•    Description: An ensemble learning technique that combines multiple decision trees to improve prediction accuracy.</text:span></text:p>
              </text:list-item>
            </text:list>
            <text:list text:style-name="a1623">
              <text:list-item>
                <text:p text:style-name="a1622" text:class-names="" text:cond-style-name=""><text:span text:style-name="a1621" text:class-names=""> •    Use Case: Reduces overfitting, works well with large datasets and complex relationships.</text:span></text:p>
              </text:list-item>
            </text:list>
          </draw:text-box>
          <svg:title/>
          <svg:desc/>
        </draw:frame>
      </draw:page>
      <draw:page draw:name="Slide16" draw:style-name="a1625" draw:master-page-name="Master1-Layout2-obj-Title-and-Content" presentation:presentation-page-layout-name="Master1-PPL2" draw:id="Slide-271">
        <draw:frame draw:id="id301" presentation:style-name="a1630" draw:name="Content Placeholder 1" svg:x="0.74074in" svg:y="0.71717in" svg:width="9.40143in" svg:height="5.88974in" presentation:class="outline" presentation:placeholder="false">
          <draw:text-box>
            <text:list text:style-name="a1629">
              <text:list-item>
                <text:p text:style-name="a1628" text:class-names="" text:cond-style-name=""><text:span text:style-name="a1626" text:class-names="">RESULT OBTAINED:</text:span><text:span text:style-name="a1627" text:class-names=""/></text:p>
              </text:list-item>
            </text:list>
          </draw:text-box>
          <svg:title/>
          <svg:desc/>
        </draw:frame>
        <draw:frame draw:id="id302" draw:style-name="a1631" draw:name="Picture 4" svg:x="0.5303in" svg:y="1.70707in" svg:width="10.58081in" svg:height="5.47475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25" draw:style-name="a1632" draw:master-page-name="Master1-Layout2-obj-Title-and-Content" presentation:presentation-page-layout-name="Master1-PPL2" draw:id="Slide-280">
        <draw:frame draw:id="id303" presentation:style-name="a1633" draw:name="Content Placeholder 2" svg:x="0in" svg:y="0in" svg:width="13.33333in" svg:height="7.5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26" draw:style-name="a1634" draw:master-page-name="Master1-Layout2-obj-Title-and-Content" presentation:presentation-page-layout-name="Master1-PPL2" draw:id="Slide-281">
        <draw:frame draw:id="id304" presentation:style-name="a1635" draw:name="Content Placeholder 2" svg:x="0in" svg:y="0in" svg:width="13.33333in" svg:height="7.5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17" draw:style-name="a1636" draw:master-page-name="Master1-Layout2-obj-Title-and-Content" presentation:presentation-page-layout-name="Master1-PPL2" draw:id="Slide-272">
        <draw:frame draw:id="id305" presentation:style-name="a1637" draw:name="Content Placeholder 2" svg:x="0in" svg:y="0in" svg:width="13.33333in" svg:height="7.5in" style:rel-width="scale" style:rel-height="scale" presentation:class="graphic" presentation:placeholder="false">
          <draw:image xlink:href="media/image12.jpeg" xlink:type="simple" xlink:show="embed" xlink:actuate="onLoad"/>
          <svg:title/>
          <svg:desc/>
        </draw:frame>
      </draw:page>
      <draw:page draw:name="Slide18" draw:style-name="a1638" draw:master-page-name="Master1-Layout2-obj-Title-and-Content" presentation:presentation-page-layout-name="Master1-PPL2" draw:id="Slide-273">
        <draw:frame draw:id="id306" presentation:style-name="a1639" draw:name="Content Placeholder 2" svg:x="0in" svg:y="0in" svg:width="13.33333in" svg:height="7.5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19" draw:style-name="a1640" draw:master-page-name="Master1-Layout2-obj-Title-and-Content" presentation:presentation-page-layout-name="Master1-PPL2" draw:id="Slide-274">
        <draw:frame draw:id="id307" presentation:style-name="a1641" draw:name="Content Placeholder 2" svg:x="0in" svg:y="-0in" svg:width="13.33333in" svg:height="7.5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</draw:page>
      <draw:page draw:name="Slide20" draw:style-name="a1642" draw:master-page-name="Master1-Layout2-obj-Title-and-Content" presentation:presentation-page-layout-name="Master1-PPL2" draw:id="Slide-275">
        <draw:frame draw:id="id308" presentation:style-name="a1643" draw:name="Content Placeholder 2" svg:x="0in" svg:y="0in" svg:width="13.33333in" svg:height="7.5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</draw:page>
      <draw:page draw:name="Slide21" draw:style-name="a1644" draw:master-page-name="Master1-Layout2-obj-Title-and-Content" presentation:presentation-page-layout-name="Master1-PPL2" draw:id="Slide-276">
        <draw:frame draw:id="id309" presentation:style-name="a1645" draw:name="Content Placeholder 2" svg:x="0in" svg:y="0in" svg:width="13.33333in" svg:height="7.5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</draw:page>
      <draw:page draw:name="Slide22" draw:style-name="a1646" draw:master-page-name="Master1-Layout2-obj-Title-and-Content" presentation:presentation-page-layout-name="Master1-PPL2" draw:id="Slide-277">
        <draw:frame draw:id="id310" presentation:style-name="a1647" draw:name="Content Placeholder 2" svg:x="0in" svg:y="0in" svg:width="13.33333in" svg:height="7.5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</draw:page>
      <draw:page draw:name="Slide23" draw:style-name="a1648" draw:master-page-name="Master1-Layout2-obj-Title-and-Content" presentation:presentation-page-layout-name="Master1-PPL2" draw:id="Slide-278">
        <draw:frame draw:id="id311" presentation:style-name="a1649" draw:name="Content Placeholder 2" svg:x="0in" svg:y="0in" svg:width="13.33333in" svg:height="7.49456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</draw:page>
      <draw:page draw:name="Slide6" draw:style-name="a1650" draw:master-page-name="Master1-Layout2-obj-Title-and-Content" presentation:presentation-page-layout-name="Master1-PPL2" draw:id="Slide-261">
        <draw:frame draw:id="id312" presentation:style-name="a1653" draw:name="Title 1" svg:x="0.74074in" svg:y="0.55556in" svg:width="9.40143in" svg:height="1.44444in" presentation:class="title" presentation:placeholder="false">
          <draw:text-box>
            <text:p text:style-name="a1652" text:class-names="" text:cond-style-name=""><text:span text:style-name="a1651" text:class-names="">REFERENCE:</text:span></text:p>
          </draw:text-box>
          <svg:title/>
          <svg:desc/>
        </draw:frame>
        <draw:frame draw:id="id313" presentation:style-name="a1674" draw:name="Content Placeholder 2" svg:x="0.74074in" svg:y="1.49495in" svg:width="10.16248in" svg:height="5.11197in" presentation:class="outline" presentation:placeholder="false">
          <draw:text-box>
            <text:list text:style-name="a1656">
              <text:list-item>
                <text:p text:style-name="a1655" text:class-names="" text:cond-style-name=""><text:span text:style-name="a1654" text:class-names="">[1] House Price Index. Federal Housing Finance Agency. https://www.fhfa.gov/ (accessed September 1, 2023).<text:s text:c="1"/></text:span></text:p>
              </text:list-item>
            </text:list>
            <text:list text:style-name="a1659">
              <text:list-item>
                <text:p text:style-name="a1658" text:class-names="" text:cond-style-name=""><text:span text:style-name="a1657" text:class-names="">[2] Phan TD. Housing Price Prediction Using Machine Learning Algorithms: The Case of Melbourne City, Australia. 2018 International Conference on Machine Learning and Data Engineering (ICMLDE) 2023.<text:s text:c="1"/></text:span></text:p>
              </text:list-item>
            </text:list>
            <text:list text:style-name="a1662">
              <text:list-item>
                <text:p text:style-name="a1661" text:class-names="" text:cond-style-name=""><text:span text:style-name="a1660" text:class-names="">[3] Lu S, Li Z, Qin Z, Yang X, Goh RSM. A hybrid regression technique for house prices prediction. 2024 IEEE International Conference on Industrial Engineering and Engineering Management (IEEM) 2020.<text:s text:c="1"/></text:span></text:p>
              </text:list-item>
            </text:list>
            <text:list text:style-name="a1669">
              <text:list-item>
                <text:p text:style-name="a1668" text:class-names="" text:cond-style-name=""><text:span text:style-name="a1663" text:class-names="">[4]<text:s text:c="1"/></text:span><text:span text:style-name="a1664" text:class-names="">Markzukerg</text:span><text:span text:style-name="a1665" text:class-names=""><text:s text:c="1"/>Housing price in California.<text:s text:c="1"/></text:span><text:span text:style-name="a1666" text:class-names="">Kaggle</text:span><text:span text:style-name="a1667" text:class-names=""><text:s text:c="1"/>2018. https://www.kaggle.com/ruiqurm/lianjia/ (accessed June 1, 2023).<text:s text:c="1"/></text:span></text:p>
              </text:list-item>
            </text:list>
            <text:list text:style-name="a1673">
              <text:list-item>
                <text:p text:style-name="a1672" text:class-names="" text:cond-style-name=""><text:span text:style-name="a1670" text:class-names="">[5] Mu J, Wu F, Zhang A. Housing Value Forecasting Based on Machine Learning Methods. Abstract and Applied Analysis 2024;2024:1–7.<text:s text:c="1"/></text:span><text:span text:style-name="a1671" text:class-names=""/></text:p>
              </text:list-item>
            </text:list>
          </draw:text-box>
          <svg:title/>
          <svg:desc/>
        </draw:frame>
      </draw:page>
      <draw:page draw:name="Slide7" draw:style-name="a1675" draw:master-page-name="Master1-Layout2-obj-Title-and-Content" presentation:presentation-page-layout-name="Master1-PPL2" draw:id="Slide-262">
        <draw:frame draw:id="id314" presentation:style-name="a1681" draw:name="Content Placeholder 2" svg:x="1.43011in" svg:y="2.49462in" svg:width="11.90323in" svg:height="4.11229in" presentation:class="outline" presentation:placeholder="false">
          <draw:text-box>
            <text:list text:style-name="a1680">
              <text:list-item>
                <text:p text:style-name="a1679" text:class-names="" text:cond-style-name=""><text:span text:style-name="a1676" text:class-names="">THANK<text:s text:c="1"/></text:span><text:span text:style-name="a1677" text:class-names="">YOU !!<text:s text:c="1"/></text:span><text:span text:style-name="a167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  <presentation:placeholder presentation:object="date-time" svg:x="7.87963in" svg:y="6.60691in" svg:width="0.99731in" svg:height="0.39931in"/>
    </style:presentation-page-layout>
    <style:presentation-page-layout style:name="Master1-PPL10" style:display-name="Title and Caption"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table-cell" style:name="a137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7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7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37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73">
      <style:table-cell-properties/>
    </style:style>
    <style:style style:family="table-cell" style:name="a1374">
      <style:table-cell-properties fo:background-color="#cfd5ea"/>
    </style:style>
    <style:style style:family="graphic" style:name="Graphics"/>
    <style:style style:family="table-cell" style:name="a1375">
      <style:table-cell-properties/>
    </style:style>
    <style:style style:family="table-cell" style:name="a138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376">
      <style:table-cell-properties fo:background-color="#cfd5ea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5C22544A-7EE6-4342-B048-85BDC9FD1C3A}">
      <table:first-row table:style-name="a1377" table:paragraph-style-name=""/>
      <table:last-row table:style-name="a1378" table:paragraph-style-name=""/>
      <table:first-column table:style-name="a1379" table:paragraph-style-name=""/>
      <table:last-column table:style-name="a1380" table:paragraph-style-name=""/>
      <table:body table:style-name="a1372" table:paragraph-style-name=""/>
      <table:even-rows table:style-name="a1375" table:paragraph-style-name=""/>
      <table:odd-rows table:style-name="a1376" table:paragraph-style-name=""/>
      <table:even-columns table:style-name="a1373" table:paragraph-style-name=""/>
      <table:odd-columns table:style-name="a137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1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8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graphic" style:name="a188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34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4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9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0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285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4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draw:fill="none" draw:stroke="solid" svg:stroke-width="0.01042in" svg:stroke-color="#5fcbef" svg:stroke-opacity="70%" draw:stroke-linejoin="miter" svg:stroke-linecap="round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draw:fill="none" draw:stroke="solid" svg:stroke-width="0.01042in" svg:stroke-color="#5fcbef" svg:stroke-opacity="70%" draw:stroke-linejoin="miter" svg:stroke-linecap="round"/>
    </style:style>
    <style:style style:family="drawing-page" style:name="a5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draw:fill="none" draw:stroke="solid" svg:stroke-width="0.01389in" svg:stroke-color="#000000" svg:stroke-opacity="100%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3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6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613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9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468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9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62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solid" svg:stroke-width="0.01389in" svg:stroke-color="#000000" svg:stroke-opacity="100%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draw:fill="none" draw:stroke="solid" svg:stroke-width="0.01389in" svg:stroke-color="#000000" svg:stroke-opacity="100%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3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draw:fill="none" draw:stroke="solid" svg:stroke-width="0.01389in" svg:stroke-color="#000000" svg:stroke-opacity="100%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draw:fill="none" draw:stroke="solid" svg:stroke-width="0.01389in" svg:stroke-color="#000000" svg:stroke-opacity="100%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5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7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graphic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7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1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101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draw:fill="none" draw:stroke="solid" svg:stroke-width="0.01389in" svg:stroke-color="#000000" svg:stroke-opacity="100%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3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688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4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689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67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draw:fill="none" draw:stroke="solid" svg:stroke-width="0.01389in" svg:stroke-color="#000000" svg:stroke-opacity="100%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draw:fill="none" draw:stroke="solid" svg:stroke-width="0.01389in" svg:stroke-color="#000000" svg:stroke-opacity="100%"/>
    </style:style>
    <style:style style:family="paragraph" style:name="a10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8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draw:fill="none" draw:stroke="solid" svg:stroke-width="0.01389in" svg:stroke-color="#000000" svg:stroke-opacity="100%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6">
      <style:graphic-properties draw:fill="none" draw:stroke="solid" svg:stroke-width="0.01389in" svg:stroke-color="#000000" svg:stroke-opacity="100%"/>
    </style:style>
    <style:style style:family="paragraph" style:name="a8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draw:fill="none" draw:stroke="solid" svg:stroke-width="0.01389in" svg:stroke-color="#000000" svg:stroke-opacity="100%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4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7">
      <style:graphic-properties draw:fill="none" draw:stroke="solid" svg:stroke-width="0.01042in" svg:stroke-color="#5fcbef" svg:stroke-opacity="70%" draw:stroke-linejoin="miter" svg:stroke-linecap="round"/>
    </style:style>
    <style:style style:family="paragraph" style:name="a1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draw:fill="none" draw:stroke="solid" svg:stroke-width="0.01042in" svg:stroke-color="#5fcbef" svg:stroke-opacity="70%" draw:stroke-linejoin="miter" svg:stroke-linecap="round"/>
    </style:style>
    <style:style style:family="presentation" style:name="a1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71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9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2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graphic" style:name="a1151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4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1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115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5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5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1316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9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graphic" style:name="a989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160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163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4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16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graphic" style:name="a1247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8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0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172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3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1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1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draw:fill="none" draw:stroke="solid" svg:stroke-width="0.01389in" svg:stroke-color="#000000" svg:stroke-opacity="100%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4">
      <style:graphic-properties draw:fill="none" draw:stroke="solid" svg:stroke-width="0.01389in" svg:stroke-color="#000000" svg:stroke-opacity="100%"/>
    </style:style>
    <style:style style:family="graphic" style:name="a1340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8">
      <style:graphic-properties draw:fill="none" draw:stroke="solid" svg:stroke-width="0.01389in" svg:stroke-color="#000000" svg:stroke-opacity="100%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07">
      <style:graphic-properties draw:fill="none" draw:stroke="solid" svg:stroke-width="0.01042in" svg:stroke-color="#5fcbef" svg:stroke-opacity="70%" draw:stroke-linejoin="miter" svg:stroke-linecap="round"/>
    </style:style>
    <style:style style:family="graphic" style:name="a108">
      <style:graphic-properties draw:fill="none" draw:stroke="solid" svg:stroke-width="0.01042in" svg:stroke-color="#5fcbef" svg:stroke-opacity="70%" draw:stroke-linejoin="miter" svg:stroke-linecap="round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solid" draw:fill-color="#5fcbef" draw:opacity="36%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solid" draw:fill-color="#5fcbef" draw:opacity="2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in" fo:padding-bottom="0in" fo:padding-left="0in" fo:padding-right="0in" draw:textarea-vertical-align="top" draw:textarea-horizontal-align="left" draw:fill="solid" draw:fill-color="#17b0e4" draw:opacity="50%" draw:stroke="none" draw:auto-grow-width="false" draw:auto-grow-height="false"/>
      <style:paragraph-properties style:font-independent-line-spacing="true" style:writing-mode="lr-tb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in" fo:padding-bottom="0in" fo:padding-left="0in" fo:padding-right="0in" draw:textarea-vertical-align="top" draw:textarea-horizontal-align="left" draw:fill="solid" draw:fill-color="#2e83c3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in" fo:padding-bottom="0in" fo:padding-left="0in" fo:padding-right="0in" draw:textarea-vertical-align="top" draw:textarea-horizontal-align="left" draw:fill="solid" draw:fill-color="#236292" draw:opacity="80%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">
      <style:graphic-properties fo:wrap-option="wrap" fo:padding-top="0in" fo:padding-bottom="0in" fo:padding-left="0in" fo:padding-right="0in" draw:textarea-vertical-align="top" draw:textarea-horizontal-align="left" draw:fill="solid" draw:fill-color="#17b0e4" draw:opacity="66%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3">
      <style:graphic-properties fo:wrap-option="wrap" fo:padding-top="0in" fo:padding-bottom="0in" fo:padding-left="0in" fo:padding-right="0in" draw:textarea-vertical-align="top" draw:textarea-horizontal-align="left" draw:fill="solid" draw:fill-color="#5fcbe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draw:fill="none" draw:stroke="solid" svg:stroke-width="0.01389in" svg:stroke-color="#000000" svg:stroke-opacity="100%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draw:fill="none" draw:stroke="solid" svg:stroke-width="0.01389in" svg:stroke-color="#000000" svg:stroke-opacity="100%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2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2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30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29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29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3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339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34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6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0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0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24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427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3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66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3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3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1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9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56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0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34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2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10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43" draw:id="id0">
        <svg:title/>
        <svg:desc/>
        <draw:connector draw:type="line" svg:x1="10.24826in" svg:y1="0in" svg:x2="11.5816in" svg:y2="7.5in" draw:id="id6" draw:style-name="a30" draw:name="Straight Connector 19">
          <svg:title/>
          <svg:desc/>
        </draw:connector>
        <draw:connector draw:type="line" svg:x1="13.32986in" svg:y1="4.02604in" svg:x2="8.12037in" svg:y2="7.5in" draw:id="id7" draw:style-name="a31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3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7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18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/19/2024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86">
        <draw:frame draw:id="id16" presentation:style-name="a58" draw:name="Header Placeholder 1" svg:x="0in" svg:y="0in" svg:width="3.25in" svg:height="0.50174in" presentation:class="head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7" presentation:style-name="a62" draw:name="Date Placeholder 2" svg:x="4.24826in" svg:y="0in" svg:width="3.25in" svg:height="0.50174in" presentation:class="date-time" presentation:placeholder="false">
          <draw:text-box>
            <text:p text:style-name="a61" text:class-names="" text:cond-style-name=""><text:span text:style-name="a59" text:class-names=""><text:date text:fixed="false" style:data-style-name="a60">19-11-2024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3" draw:name="Slide Image Placeholder 3">
          <svg:title/>
          <svg:desc/>
        </draw:page-thumbnail>
        <draw:frame draw:id="id19" presentation:style-name="a79" draw:name="Notes Placeholder 4" svg:x="0.75in" svg:y="4.8125in" svg:width="6in" svg:height="3.9375in" presentation:class="notes" presentation:placeholder="false">
          <draw:text-box>
            <text:p text:style-name="a65" text:class-names="" text:cond-style-name=""><text:span text:style-name="a64" text:class-names="">Click to edit Master text styles</text:span></text:p>
            <text:list text:style-name="a68">
              <text:list-item>
                <text:list text:style-name="a68">
                  <text:list-item>
                    <text:p text:style-name="a67" text:class-names="" text:cond-style-name=""><text:span text:style-name="a66" text:class-names="">Second level</text:span></text:p>
                  </text:list-item>
                </text:list>
              </text:list-item>
            </text:list>
            <text:list text:style-name="a71">
              <text:list-item>
                <text:list text:style-name="a71">
                  <text:list-item>
                    <text:list text:style-name="a71">
                      <text:list-item>
                        <text:p text:style-name="a70" text:class-names="" text:cond-style-name=""><text:span text:style-name="a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">
              <text:list-item>
                <text:list text:style-name="a74">
                  <text:list-item>
                    <text:list text:style-name="a74">
                      <text:list-item>
                        <text:list text:style-name="a74">
                          <text:list-item>
                            <text:p text:style-name="a73" text:class-names="" text:cond-style-name=""><text:span text:style-name="a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">
              <text:list-item>
                <text:list text:style-name="a78">
                  <text:list-item>
                    <text:list text:style-name="a78">
                      <text:list-item>
                        <text:list text:style-name="a78">
                          <text:list-item>
                            <text:list text:style-name="a78">
                              <text:list-item>
                                <text:p text:style-name="a77" text:class-names="" text:cond-style-name=""><text:span text:style-name="a75" text:class-names="">Fifth level</text:span><text:span text:style-name="a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2" draw:name="Footer Placeholder 5" svg:x="0in" svg:y="9.49826in" svg:width="3.25in" svg:height="0.50174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21" presentation:style-name="a85" draw:name="Slide Number Placeholder 6" svg:x="4.24826in" svg:y="9.49826in" svg:width="3.25in" svg:height="0.50174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87">
      <draw:g draw:name="Group 15" draw:id="id22">
        <svg:title/>
        <svg:desc/>
        <draw:custom-shape svg:x="0in" svg:y="-0.0086in" svg:width="0.94444in" svg:height="6.23148in" draw:id="id28" draw:style-name="a106" draw:name="Freeform 14">
          <svg:title/>
          <svg:desc/>
          <text:p text:style-name="a105" text:class-names="" text:cond-style-name=""><text:span text:style-name="a104" text:class-names=""/></text:p>
          <draw:enhanced-geometry xmlns:dr3d="urn:oasis:names:tc:opendocument:xmlns:dr3d:1.0" draw:type="non-primitive" svg:viewBox="0 0 863600 5698067" draw:enhanced-path="M ?f0 ?f3 L ?f1 ?f0 ?f1 ?f4 ?f0 ?f2 ?f0 ?f3 Z N" draw:text-areas="?f9 ?f11 ?f10 ?f12">
            <draw:equation draw:name="f0" draw:formula="0"/>
            <draw:equation draw:name="f1" draw:formula="863600"/>
            <draw:equation draw:name="f2" draw:formula="5698067"/>
            <draw:equation draw:name="f3" draw:formula="8467"/>
            <draw:equation draw:name="f4" draw:formula="16934"/>
            <draw:equation draw:name="f5" draw:formula="?f2 - ?f0"/>
            <draw:equation draw:name="f6" draw:formula="?f1 - ?f0"/>
            <draw:equation draw:name="f7" draw:formula="?f6 / 863600"/>
            <draw:equation draw:name="f8" draw:formula="?f5 / 5698067"/>
            <draw:equation draw:name="f9" draw:formula="?f0 / ?f7"/>
            <draw:equation draw:name="f10" draw:formula="?f1 / ?f7"/>
            <draw:equation draw:name="f11" draw:formula="?f0 / ?f8"/>
            <draw:equation draw:name="f12" draw:formula="?f2 / ?f8"/>
          </draw:enhanced-geometry>
        </draw:custom-shape>
        <draw:connector draw:type="line" svg:x1="10.24826in" svg:y1="0in" svg:x2="11.5816in" svg:y2="7.5in" draw:id="id29" draw:style-name="a107" draw:name="Straight Connector 18">
          <svg:title/>
          <svg:desc/>
        </draw:connector>
        <draw:connector draw:type="line" svg:x1="13.32986in" svg:y1="4.02604in" svg:x2="8.12037in" svg:y2="7.5in" draw:id="id30" draw:style-name="a108" draw:name="Straight Connector 19">
          <svg:title/>
          <svg:desc/>
        </draw:connector>
        <draw:custom-shape svg:x="10.04098in" svg:y="-0.00926in" svg:width="3.28888in" svg:height="7.50926in" draw:id="id31" draw:style-name="a111" draw:name="Rectangle 23">
          <svg:title/>
          <svg:desc/>
          <text:p text:style-name="a110" text:class-names="" text:cond-style-name=""><text:span text:style-name="a10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32" draw:style-name="a114" draw:name="Rectangle 25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33" draw:style-name="a117" draw:name="Isosceles Triangle 22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4" draw:style-name="a120" draw:name="Rectangle 27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5" draw:style-name="a123" draw:name="Rectangle 28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6" draw:style-name="a126" draw:name="Rectangle 29">
          <svg:title/>
          <svg:desc/>
          <text:p text:style-name="a125" text:class-names="" text:cond-style-name=""><text:span text:style-name="a12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7" draw:style-name="a129" draw:name="Isosceles Triangle 26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23" presentation:style-name="a90" draw:name="Title 1" svg:x="1.64815in" svg:y="2.62963in" svg:width="8.49402in" svg:height="1.80042in" presentation:class="title" presentation:placeholder="false">
        <draw:text-box>
          <text:p text:style-name="a89" text:class-names="" text:cond-style-name=""><text:span text:style-name="a88" text:class-names="">Click to edit Master title style</text:span></text:p>
        </draw:text-box>
        <svg:title/>
        <svg:desc/>
      </draw:frame>
      <draw:frame draw:id="id24" presentation:style-name="a93" draw:name="Subtitle 2" svg:x="1.64815in" svg:y="4.43004in" svg:width="8.49402in" svg:height="1.19958in" presentation:class="subtitle" presentation:placeholder="false">
        <draw:text-box>
          <text:p text:style-name="a92" text:class-names="" text:cond-style-name=""><text:span text:style-name="a91" text:class-names="">Click to edit Master subtitle style</text:span></text:p>
        </draw:text-box>
        <svg:title/>
        <svg:desc/>
      </draw:frame>
      <draw:frame draw:id="id25" presentation:style-name="a97" draw:name="Date Placeholder 3" svg:x="7.87963in" svg:y="6.60691in" svg:width="0.99731in" svg:height="0.39931in" presentation:class="date-time" presentation:placeholder="false">
        <draw:text-box>
          <text:p text:style-name="a96" text:class-names="" text:cond-style-name=""><text:span text:style-name="a94" text:class-names=""><text:date text:fixed="false" style:data-style-name="a95">11/19/2024</text:date></text:span></text:p>
        </draw:text-box>
        <svg:title/>
        <svg:desc/>
      </draw:frame>
      <draw:frame draw:id="id26" presentation:style-name="a100" draw:name="Footer Placeholder 4" svg:x="0.74074in" svg:y="6.60691in" svg:width="6.88715in" svg:height="0.39931in" presentation:class="footer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27" presentation:style-name="a103" draw:name="Slide Number Placeholder 5" svg:x="9.39486in" svg:y="6.60691in" svg:width="0.74731in" svg:height="0.39931in" presentation:class="page-number" presentation:placeholder="false">
        <draw:text-box>
          <text:p text:style-name="a102" text:class-names="" text:cond-style-name=""><text:span text:style-name="a101" text:class-names=""><text:page-number style:num-format="1" text:fixed="false"/></text:span></text:p>
        </draw:text-box>
        <svg:title/>
        <svg:desc/>
      </draw:frame>
      <presentation:notes style:page-layout-name="pageLayout2" draw:style-name="a160">
        <draw:frame draw:id="id16" presentation:style-name="a132" draw:name="Header Placeholder 1" svg:x="0in" svg:y="0in" svg:width="3.25in" svg:height="0.50174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7" presentation:style-name="a136" draw:name="Date Placeholder 2" svg:x="4.24826in" svg:y="0in" svg:width="3.25in" svg:height="0.50174in" presentation:class="date-time" presentation:placeholder="false">
          <draw:text-box>
            <text:p text:style-name="a135" text:class-names="" text:cond-style-name=""><text:span text:style-name="a133" text:class-names=""><text:date text:fixed="false" style:data-style-name="a134">19-11-2024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37" draw:name="Slide Image Placeholder 3">
          <svg:title/>
          <svg:desc/>
        </draw:page-thumbnail>
        <draw:frame draw:id="id19" presentation:style-name="a153" draw:name="Notes Placeholder 4" svg:x="0.75in" svg:y="4.8125in" svg:width="6in" svg:height="3.9375in" presentation:class="notes" presentation:placeholder="false">
          <draw:text-box>
            <text:p text:style-name="a139" text:class-names="" text:cond-style-name=""><text:span text:style-name="a138" text:class-names="">Click to edit Master text styles</text:span></text:p>
            <text:list text:style-name="a142">
              <text:list-item>
                <text:list text:style-name="a142">
                  <text:list-item>
                    <text:p text:style-name="a141" text:class-names="" text:cond-style-name=""><text:span text:style-name="a140" text:class-names="">Second level</text:span></text:p>
                  </text:list-item>
                </text:list>
              </text:list-item>
            </text:list>
            <text:list text:style-name="a145">
              <text:list-item>
                <text:list text:style-name="a145">
                  <text:list-item>
                    <text:list text:style-name="a145">
                      <text:list-item>
                        <text:p text:style-name="a144" text:class-names="" text:cond-style-name=""><text:span text:style-name="a1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list text:style-name="a148">
                          <text:list-item>
                            <text:p text:style-name="a147" text:class-names="" text:cond-style-name=""><text:span text:style-name="a1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list text:style-name="a152">
                          <text:list-item>
                            <text:list text:style-name="a152">
                              <text:list-item>
                                <text:p text:style-name="a151" text:class-names="" text:cond-style-name=""><text:span text:style-name="a149" text:class-names="">Fifth level</text:span><text:span text:style-name="a1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56" draw:name="Footer Placeholder 5" svg:x="0in" svg:y="9.49826in" svg:width="3.25in" svg:height="0.50174in" presentation:class="foot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21" presentation:style-name="a159" draw:name="Slide Number Placeholder 6" svg:x="4.24826in" svg:y="9.49826in" svg:width="3.25in" svg:height="0.50174in" presentation:class="page-number" presentation:placeholder="false">
          <draw:text-box>
            <text:p text:style-name="a158" text:class-names="" text:cond-style-name=""><text:span text:style-name="a1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61">
      <draw:g draw:name="Group 43" draw:id="id38">
        <svg:title/>
        <svg:desc/>
        <draw:connector draw:type="line" svg:x1="10.24826in" svg:y1="0in" svg:x2="11.5816in" svg:y2="7.5in" draw:id="id43" draw:layer="Master1-bg" draw:style-name="a188" draw:name="Straight Connector 19">
          <svg:title/>
          <svg:desc/>
        </draw:connector>
        <draw:connector draw:type="line" svg:x1="13.32986in" svg:y1="4.02604in" svg:x2="8.12037in" svg:y2="7.5in" draw:id="id44" draw:layer="Master1-bg" draw:style-name="a189" draw:name="Straight Connector 20">
          <svg:title/>
          <svg:desc/>
        </draw:connector>
        <draw:custom-shape svg:x="10.04098in" svg:y="-0.00926in" svg:width="3.28888in" svg:height="7.50926in" draw:id="id45" draw:layer="Master1-bg" draw:style-name="a192" draw:name="Rectangle 23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6" draw:layer="Master1-bg" draw:style-name="a195" draw:name="Rectangle 25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7" draw:layer="Master1-bg" draw:style-name="a198" draw:name="Isosceles Triangle 23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8" draw:layer="Master1-bg" draw:style-name="a201" draw:name="Rectangle 27">
          <svg:title/>
          <svg:desc/>
          <text:p text:style-name="a200" text:class-names="" text:cond-style-name=""><text:span text:style-name="a19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9" draw:layer="Master1-bg" draw:style-name="a204" draw:name="Rectangle 28">
          <svg:title/>
          <svg:desc/>
          <text:p text:style-name="a203" text:class-names="" text:cond-style-name=""><text:span text:style-name="a20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50" draw:layer="Master1-bg" draw:style-name="a207" draw:name="Rectangle 29">
          <svg:title/>
          <svg:desc/>
          <text:p text:style-name="a206" text:class-names="" text:cond-style-name=""><text:span text:style-name="a20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51" draw:layer="Master1-bg" draw:style-name="a210" draw:name="Isosceles Triangle 27">
          <svg:title/>
          <svg:desc/>
          <text:p text:style-name="a209" text:class-names="" text:cond-style-name=""><text:span text:style-name="a2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52" draw:layer="Master1-bg" draw:style-name="a213" draw:name="Isosceles Triangle 18">
          <svg:title/>
          <svg:desc/>
          <text:p text:style-name="a212" text:class-names="" text:cond-style-name=""><text:span text:style-name="a21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9" presentation:style-name="a177" draw:name="Content Placeholder 2" svg:x="0.74074in" svg:y="2.36285in" svg:width="9.40143in" svg:height="4.24406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Click to edit Master text styles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Second level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81" draw:name="Date Placeholder 3" svg:x="7.87963in" svg:y="6.60691in" svg:width="0.99731in" svg:height="0.39931in" presentation:class="date-time" presentation:placeholder="false">
        <draw:text-box>
          <text:p text:style-name="a180" text:class-names="" text:cond-style-name=""><text:span text:style-name="a178" text:class-names=""><text:date text:fixed="false" style:data-style-name="a179">11/19/2024</text:date></text:span></text:p>
        </draw:text-box>
        <svg:title/>
        <svg:desc/>
      </draw:frame>
      <draw:frame draw:id="id41" presentation:style-name="a184" draw:name="Footer Placeholder 4" svg:x="0.74074in" svg:y="6.60691in" svg:width="6.88715in" svg:height="0.39931in" presentation:class="footer" presentation:placeholder="false">
        <draw:text-box>
          <text:p text:style-name="a183" text:class-names="" text:cond-style-name=""><text:span text:style-name="a182" text:class-names=""/></text:p>
        </draw:text-box>
        <svg:title/>
        <svg:desc/>
      </draw:frame>
      <draw:frame draw:id="id42" presentation:style-name="a187" draw:name="Slide Number Placeholder 5" svg:x="9.39486in" svg:y="6.60691in" svg:width="0.74731in" svg:height="0.39931in" presentation:class="page-number" presentation:placeholder="false">
        <draw:text-box>
          <text:p text:style-name="a186" text:class-names="" text:cond-style-name=""><text:span text:style-name="a185" text:class-names=""><text:page-number style:num-format="1" text:fixed="false"/></text:span></text:p>
        </draw:text-box>
        <svg:title/>
        <svg:desc/>
      </draw:frame>
      <presentation:notes style:page-layout-name="pageLayout2" draw:style-name="a244">
        <draw:frame draw:id="id16" presentation:style-name="a216" draw:name="Header Placeholder 1" svg:x="0in" svg:y="0in" svg:width="3.25in" svg:height="0.50174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17" presentation:style-name="a220" draw:name="Date Placeholder 2" svg:x="4.24826in" svg:y="0in" svg:width="3.25in" svg:height="0.50174in" presentation:class="date-time" presentation:placeholder="false">
          <draw:text-box>
            <text:p text:style-name="a219" text:class-names="" text:cond-style-name=""><text:span text:style-name="a217" text:class-names=""><text:date text:fixed="false" style:data-style-name="a218">19-11-2024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221" draw:name="Slide Image Placeholder 3">
          <svg:title/>
          <svg:desc/>
        </draw:page-thumbnail>
        <draw:frame draw:id="id19" presentation:style-name="a237" draw:name="Notes Placeholder 4" svg:x="0.75in" svg:y="4.8125in" svg:width="6in" svg:height="3.9375in" presentation:class="notes" presentation:placeholder="false">
          <draw:text-box>
            <text:p text:style-name="a223" text:class-names="" text:cond-style-name=""><text:span text:style-name="a222" text:class-names="">Click to edit Master text styles</text:span></text:p>
            <text:list text:style-name="a226">
              <text:list-item>
                <text:list text:style-name="a226">
                  <text:list-item>
                    <text:p text:style-name="a225" text:class-names="" text:cond-style-name=""><text:span text:style-name="a224" text:class-names="">Second level</text:span></text:p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p text:style-name="a228" text:class-names="" text:cond-style-name=""><text:span text:style-name="a2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p text:style-name="a231" text:class-names="" text:cond-style-name=""><text:span text:style-name="a2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3" text:class-names="">Fifth level</text:span><text:span text:style-name="a2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40" draw:name="Footer Placeholder 5" svg:x="0in" svg:y="9.49826in" svg:width="3.25in" svg:height="0.50174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21" presentation:style-name="a243" draw:name="Slide Number Placeholder 6" svg:x="4.24826in" svg:y="9.49826in" svg:width="3.25in" svg:height="0.50174in" presentation:class="page-number" presentation:placeholder="false">
          <draw:text-box>
            <text:p text:style-name="a242" text:class-names="" text:cond-style-name=""><text:span text:style-name="a2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45">
      <draw:g draw:name="Group 43" draw:id="id53">
        <svg:title/>
        <svg:desc/>
        <draw:connector draw:type="line" svg:x1="10.24826in" svg:y1="0in" svg:x2="11.5816in" svg:y2="7.5in" draw:id="id58" draw:layer="Master1-bg" draw:style-name="a260" draw:name="Straight Connector 19">
          <svg:title/>
          <svg:desc/>
        </draw:connector>
        <draw:connector draw:type="line" svg:x1="13.32986in" svg:y1="4.02604in" svg:x2="8.12037in" svg:y2="7.5in" draw:id="id59" draw:layer="Master1-bg" draw:style-name="a261" draw:name="Straight Connector 20">
          <svg:title/>
          <svg:desc/>
        </draw:connector>
        <draw:custom-shape svg:x="10.04098in" svg:y="-0.00926in" svg:width="3.28888in" svg:height="7.50926in" draw:id="id60" draw:layer="Master1-bg" draw:style-name="a264" draw:name="Rectangle 23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61" draw:layer="Master1-bg" draw:style-name="a267" draw:name="Rectangle 25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62" draw:layer="Master1-bg" draw:style-name="a270" draw:name="Isosceles Triangle 23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63" draw:layer="Master1-bg" draw:style-name="a273" draw:name="Rectangle 27">
          <svg:title/>
          <svg:desc/>
          <text:p text:style-name="a272" text:class-names="" text:cond-style-name=""><text:span text:style-name="a27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4" draw:layer="Master1-bg" draw:style-name="a276" draw:name="Rectangle 28">
          <svg:title/>
          <svg:desc/>
          <text:p text:style-name="a275" text:class-names="" text:cond-style-name=""><text:span text:style-name="a27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5" draw:layer="Master1-bg" draw:style-name="a279" draw:name="Rectangle 29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6" draw:layer="Master1-bg" draw:style-name="a282" draw:name="Isosceles Triangle 27">
          <svg:title/>
          <svg:desc/>
          <text:p text:style-name="a281" text:class-names="" text:cond-style-name=""><text:span text:style-name="a2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7" draw:layer="Master1-bg" draw:style-name="a285" draw:name="Isosceles Triangle 18">
          <svg:title/>
          <svg:desc/>
          <text:p text:style-name="a284" text:class-names="" text:cond-style-name=""><text:span text:style-name="a28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54" presentation:style-name="a249" draw:name="Text Placeholder 2" svg:x="0.74074in" svg:y="4.95128in" svg:width="9.40143in" svg:height="0.94094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Click to edit Master text styles</text:span></text:p>
            </text:list-item>
          </text:list>
        </draw:text-box>
        <svg:title/>
        <svg:desc/>
      </draw:frame>
      <draw:frame draw:id="id55" presentation:style-name="a253" draw:name="Date Placeholder 3" svg:x="7.87963in" svg:y="6.60691in" svg:width="0.99731in" svg:height="0.39931in" presentation:class="date-time" presentation:placeholder="false">
        <draw:text-box>
          <text:p text:style-name="a252" text:class-names="" text:cond-style-name=""><text:span text:style-name="a250" text:class-names=""><text:date text:fixed="false" style:data-style-name="a251">11/19/2024</text:date></text:span></text:p>
        </draw:text-box>
        <svg:title/>
        <svg:desc/>
      </draw:frame>
      <draw:frame draw:id="id56" presentation:style-name="a256" draw:name="Footer Placeholder 4" svg:x="0.74074in" svg:y="6.60691in" svg:width="6.88715in" svg:height="0.39931in" presentation:class="footer" presentation:placeholder="false">
        <draw:text-box>
          <text:p text:style-name="a255" text:class-names="" text:cond-style-name=""><text:span text:style-name="a254" text:class-names=""/></text:p>
        </draw:text-box>
        <svg:title/>
        <svg:desc/>
      </draw:frame>
      <draw:frame draw:id="id57" presentation:style-name="a259" draw:name="Slide Number Placeholder 5" svg:x="9.39486in" svg:y="6.60691in" svg:width="0.74731in" svg:height="0.39931in" presentation:class="page-number" presentation:placeholder="false">
        <draw:text-box>
          <text:p text:style-name="a258" text:class-names="" text:cond-style-name=""><text:span text:style-name="a25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frame draw:id="id16" presentation:style-name="a288" draw:name="Header Placeholder 1" svg:x="0in" svg:y="0in" svg:width="3.25in" svg:height="0.50174in" presentation:class="head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17" presentation:style-name="a292" draw:name="Date Placeholder 2" svg:x="4.24826in" svg:y="0in" svg:width="3.25in" svg:height="0.50174in" presentation:class="date-time" presentation:placeholder="false">
          <draw:text-box>
            <text:p text:style-name="a291" text:class-names="" text:cond-style-name=""><text:span text:style-name="a289" text:class-names=""><text:date text:fixed="false" style:data-style-name="a290">19-11-2024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293" draw:name="Slide Image Placeholder 3">
          <svg:title/>
          <svg:desc/>
        </draw:page-thumbnail>
        <draw:frame draw:id="id19" presentation:style-name="a309" draw:name="Notes Placeholder 4" svg:x="0.75in" svg:y="4.8125in" svg:width="6in" svg:height="3.9375in" presentation:class="notes" presentation:placeholder="false">
          <draw:text-box>
            <text:p text:style-name="a295" text:class-names="" text:cond-style-name=""><text:span text:style-name="a294" text:class-names="">Click to edit Master text styles</text:span></text:p>
            <text:list text:style-name="a298">
              <text:list-item>
                <text:list text:style-name="a298">
                  <text:list-item>
                    <text:p text:style-name="a297" text:class-names="" text:cond-style-name=""><text:span text:style-name="a296" text:class-names="">Second level</text:span></text:p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p text:style-name="a300" text:class-names="" text:cond-style-name=""><text:span text:style-name="a2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p text:style-name="a303" text:class-names="" text:cond-style-name=""><text:span text:style-name="a3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5" text:class-names="">Fifth level</text:span><text:span text:style-name="a3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12" draw:name="Footer Placeholder 5" svg:x="0in" svg:y="9.49826in" svg:width="3.25in" svg:height="0.50174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21" presentation:style-name="a315" draw:name="Slide Number Placeholder 6" svg:x="4.24826in" svg:y="9.49826in" svg:width="3.25in" svg:height="0.50174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317">
      <draw:g draw:name="Group 43" draw:id="id68">
        <svg:title/>
        <svg:desc/>
        <draw:connector draw:type="line" svg:x1="10.24826in" svg:y1="0in" svg:x2="11.5816in" svg:y2="7.5in" draw:id="id74" draw:layer="Master1-bg" draw:style-name="a360" draw:name="Straight Connector 19">
          <svg:title/>
          <svg:desc/>
        </draw:connector>
        <draw:connector draw:type="line" svg:x1="13.32986in" svg:y1="4.02604in" svg:x2="8.12037in" svg:y2="7.5in" draw:id="id75" draw:layer="Master1-bg" draw:style-name="a361" draw:name="Straight Connector 20">
          <svg:title/>
          <svg:desc/>
        </draw:connector>
        <draw:custom-shape svg:x="10.04098in" svg:y="-0.00926in" svg:width="3.28888in" svg:height="7.50926in" draw:id="id76" draw:layer="Master1-bg" draw:style-name="a364" draw:name="Rectangle 23">
          <svg:title/>
          <svg:desc/>
          <text:p text:style-name="a363" text:class-names="" text:cond-style-name=""><text:span text:style-name="a36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7" draw:layer="Master1-bg" draw:style-name="a367" draw:name="Rectangle 25">
          <svg:title/>
          <svg:desc/>
          <text:p text:style-name="a366" text:class-names="" text:cond-style-name=""><text:span text:style-name="a36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8" draw:layer="Master1-bg" draw:style-name="a370" draw:name="Isosceles Triangle 23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9" draw:layer="Master1-bg" draw:style-name="a373" draw:name="Rectangle 2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80" draw:layer="Master1-bg" draw:style-name="a376" draw:name="Rectangle 28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81" draw:layer="Master1-bg" draw:style-name="a379" draw:name="Rectangle 29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82" draw:layer="Master1-bg" draw:style-name="a382" draw:name="Isosceles Triangle 27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3" draw:layer="Master1-bg" draw:style-name="a385" draw:name="Isosceles Triangle 18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9" presentation:style-name="a333" draw:name="Content Placeholder 2" svg:x="0.74074in" svg:y="2.36285in" svg:width="4.57572in" svg:height="4.24406in" presentation:class="object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349" draw:name="Content Placeholder 3" svg:x="5.56646in" svg:y="2.36285in" svg:width="4.57572in" svg:height="4.24406in" presentation:class="object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Second level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Third level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53" draw:name="Date Placeholder 4" svg:x="7.87963in" svg:y="6.60691in" svg:width="0.99731in" svg:height="0.39931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11/19/2024</text:date></text:span></text:p>
        </draw:text-box>
        <svg:title/>
        <svg:desc/>
      </draw:frame>
      <draw:frame draw:id="id72" presentation:style-name="a356" draw:name="Footer Placeholder 5" svg:x="0.74074in" svg:y="6.60691in" svg:width="6.8871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73" presentation:style-name="a359" draw:name="Slide Number Placeholder 6" svg:x="9.39486in" svg:y="6.60691in" svg:width="0.74731in" svg:height="0.39931in" presentation:class="page-number" presentation:placeholder="false">
        <draw:text-box>
          <text:p text:style-name="a358" text:class-names="" text:cond-style-name=""><text:span text:style-name="a357" text:class-names=""><text:page-number style:num-format="1" text:fixed="false"/></text:span></text:p>
        </draw:text-box>
        <svg:title/>
        <svg:desc/>
      </draw:frame>
      <presentation:notes style:page-layout-name="pageLayout2" draw:style-name="a416">
        <draw:frame draw:id="id16" presentation:style-name="a388" draw:name="Header Placeholder 1" svg:x="0in" svg:y="0in" svg:width="3.25in" svg:height="0.50174in" presentation:class="head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7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9" text:class-names=""><text:date text:fixed="false" style:data-style-name="a390">19-11-2024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393" draw:name="Slide Image Placeholder 3">
          <svg:title/>
          <svg:desc/>
        </draw:page-thumbnail>
        <draw:frame draw:id="id19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21" presentation:style-name="a415" draw:name="Slide Number Placeholder 6" svg:x="4.24826in" svg:y="9.49826in" svg:width="3.25in" svg:height="0.50174in" presentation:class="page-number" presentation:placeholder="false">
          <draw:text-box>
            <text:p text:style-name="a414" text:class-names="" text:cond-style-name=""><text:span text:style-name="a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417">
      <draw:g draw:name="Group 43" draw:id="id84">
        <svg:title/>
        <svg:desc/>
        <draw:connector draw:type="line" svg:x1="10.24826in" svg:y1="0in" svg:x2="11.5816in" svg:y2="7.5in" draw:id="id92" draw:layer="Master1-bg" draw:style-name="a468" draw:name="Straight Connector 19">
          <svg:title/>
          <svg:desc/>
        </draw:connector>
        <draw:connector draw:type="line" svg:x1="13.32986in" svg:y1="4.02604in" svg:x2="8.12037in" svg:y2="7.5in" draw:id="id93" draw:layer="Master1-bg" draw:style-name="a469" draw:name="Straight Connector 20">
          <svg:title/>
          <svg:desc/>
        </draw:connector>
        <draw:custom-shape svg:x="10.04098in" svg:y="-0.00926in" svg:width="3.28888in" svg:height="7.50926in" draw:id="id94" draw:layer="Master1-bg" draw:style-name="a472" draw:name="Rectangle 23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5" draw:layer="Master1-bg" draw:style-name="a475" draw:name="Rectangle 25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6" draw:layer="Master1-bg" draw:style-name="a478" draw:name="Isosceles Triangle 23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7" draw:layer="Master1-bg" draw:style-name="a481" draw:name="Rectangle 27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8" draw:layer="Master1-bg" draw:style-name="a484" draw:name="Rectangle 28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9" draw:layer="Master1-bg" draw:style-name="a487" draw:name="Rectangle 29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00" draw:layer="Master1-bg" draw:style-name="a490" draw:name="Isosceles Triangle 27">
          <svg:title/>
          <svg:desc/>
          <text:p text:style-name="a489" text:class-names="" text:cond-style-name=""><text:span text:style-name="a4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01" draw:layer="Master1-bg" draw:style-name="a493" draw:name="Isosceles Triangle 18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5" presentation:style-name="a421" draw:name="Text Placeholder 2" svg:x="0.739in" svg:y="2.36328in" svg:width="4.57745in" svg:height="0.63021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Click to edit Master text styles</text:span></text:p>
            </text:list-item>
          </text:list>
        </draw:text-box>
        <svg:title/>
        <svg:desc/>
      </draw:frame>
      <draw:frame draw:id="id86" presentation:style-name="a437" draw:name="Content Placeholder 3" svg:x="0.739in" svg:y="2.99349in" svg:width="4.57745in" svg:height="3.61343in" presentation:class="object" presentation:placeholder="false">
        <draw:text-box>
          <text:list text:style-name="a424">
            <text:list-item>
              <text:p text:style-name="a423" text:class-names="" text:cond-style-name=""><text:span text:style-name="a422" text:class-names="">Click to edit Master text styles</text:span></text:p>
            </text:list-item>
          </text:list>
          <text:list text:style-name="a427">
            <text:list-item>
              <text:list text:style-name="a427">
                <text:list-item>
                  <text:p text:style-name="a426" text:class-names="" text:cond-style-name=""><text:span text:style-name="a425" text:class-names="">Second level</text:span></text:p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p text:style-name="a429" text:class-names="" text:cond-style-name=""><text:span text:style-name="a428" text:class-names="">Third level</text:span></text:p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p text:style-name="a432" text:class-names="" text:cond-style-name=""><text:span text:style-name="a4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6">
            <text:list-item>
              <text:list text:style-name="a436">
                <text:list-item>
                  <text:list text:style-name="a436">
                    <text:list-item>
                      <text:list text:style-name="a436">
                        <text:list-item>
                          <text:list text:style-name="a436">
                            <text:list-item>
                              <text:p text:style-name="a435" text:class-names="" text:cond-style-name=""><text:span text:style-name="a4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41" draw:name="Text Placeholder 4" svg:x="5.56472in" svg:y="2.36328in" svg:width="4.57745in" svg:height="0.63021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Click to edit Master text styles</text:span></text:p>
            </text:list-item>
          </text:list>
        </draw:text-box>
        <svg:title/>
        <svg:desc/>
      </draw:frame>
      <draw:frame draw:id="id88" presentation:style-name="a457" draw:name="Content Placeholder 5" svg:x="5.56472in" svg:y="2.99349in" svg:width="4.57745in" svg:height="3.61343in" presentation:class="object" presentation:placeholder="false">
        <draw:text-box>
          <text:list text:style-name="a444">
            <text:list-item>
              <text:p text:style-name="a443" text:class-names="" text:cond-style-name=""><text:span text:style-name="a442" text:class-names="">Click to edit Master text styles</text:span></text:p>
            </text:list-item>
          </text:list>
          <text:list text:style-name="a447">
            <text:list-item>
              <text:list text:style-name="a447">
                <text:list-item>
                  <text:p text:style-name="a446" text:class-names="" text:cond-style-name=""><text:span text:style-name="a445" text:class-names="">Second level</text:span></text:p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p text:style-name="a449" text:class-names="" text:cond-style-name=""><text:span text:style-name="a448" text:class-names="">Third level</text:span></text:p>
                    </text:list-item>
                  </text:list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list text:style-name="a453">
                        <text:list-item>
                          <text:p text:style-name="a452" text:class-names="" text:cond-style-name=""><text:span text:style-name="a4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list text:style-name="a456">
                            <text:list-item>
                              <text:p text:style-name="a455" text:class-names="" text:cond-style-name=""><text:span text:style-name="a4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461" draw:name="Date Placeholder 6" svg:x="7.87963in" svg:y="6.60691in" svg:width="0.99731in" svg:height="0.39931in" presentation:class="date-time" presentation:placeholder="false">
        <draw:text-box>
          <text:p text:style-name="a460" text:class-names="" text:cond-style-name=""><text:span text:style-name="a458" text:class-names=""><text:date text:fixed="false" style:data-style-name="a459">11/19/2024</text:date></text:span></text:p>
        </draw:text-box>
        <svg:title/>
        <svg:desc/>
      </draw:frame>
      <draw:frame draw:id="id90" presentation:style-name="a464" draw:name="Footer Placeholder 7" svg:x="0.74074in" svg:y="6.60691in" svg:width="6.88715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91" presentation:style-name="a467" draw:name="Slide Number Placeholder 8" svg:x="9.39486in" svg:y="6.60691in" svg:width="0.74731in" svg:height="0.39931in" presentation:class="page-number" presentation:placeholder="false">
        <draw:text-box>
          <text:p text:style-name="a466" text:class-names="" text:cond-style-name=""><text:span text:style-name="a465" text:class-names=""><text:page-number style:num-format="1" text:fixed="false"/></text:span></text:p>
        </draw:text-box>
        <svg:title/>
        <svg:desc/>
      </draw:frame>
      <presentation:notes style:page-layout-name="pageLayout2" draw:style-name="a524">
        <draw:frame draw:id="id16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17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19-11-2024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01" draw:name="Slide Image Placeholder 3">
          <svg:title/>
          <svg:desc/>
        </draw:page-thumbnail>
        <draw:frame draw:id="id19" presentation:style-name="a517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list text:style-name="a516">
                              <text:list-item>
                                <text:p text:style-name="a515" text:class-names="" text:cond-style-name=""><text:span text:style-name="a513" text:class-names="">Fifth level</text:span><text:span text:style-name="a5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20" draw:name="Footer Placeholder 5" svg:x="0in" svg:y="9.49826in" svg:width="3.25in" svg:height="0.50174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21" presentation:style-name="a523" draw:name="Slide Number Placeholder 6" svg:x="4.24826in" svg:y="9.49826in" svg:width="3.25in" svg:height="0.50174in" presentation:class="page-number" presentation:placeholder="false">
          <draw:text-box>
            <text:p text:style-name="a522" text:class-names="" text:cond-style-name=""><text:span text:style-name="a5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525">
      <draw:g draw:name="Group 43" draw:id="id102">
        <svg:title/>
        <svg:desc/>
        <draw:connector draw:type="line" svg:x1="10.24826in" svg:y1="0in" svg:x2="11.5816in" svg:y2="7.5in" draw:id="id106" draw:layer="Master1-bg" draw:style-name="a536" draw:name="Straight Connector 19">
          <svg:title/>
          <svg:desc/>
        </draw:connector>
        <draw:connector draw:type="line" svg:x1="13.32986in" svg:y1="4.02604in" svg:x2="8.12037in" svg:y2="7.5in" draw:id="id107" draw:layer="Master1-bg" draw:style-name="a537" draw:name="Straight Connector 20">
          <svg:title/>
          <svg:desc/>
        </draw:connector>
        <draw:custom-shape svg:x="10.04098in" svg:y="-0.00926in" svg:width="3.28888in" svg:height="7.50926in" draw:id="id108" draw:layer="Master1-bg" draw:style-name="a540" draw:name="Rectangle 23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9" draw:layer="Master1-bg" draw:style-name="a543" draw:name="Rectangle 25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10" draw:layer="Master1-bg" draw:style-name="a546" draw:name="Isosceles Triangle 23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1" draw:layer="Master1-bg" draw:style-name="a549" draw:name="Rect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2" draw:layer="Master1-bg" draw:style-name="a552" draw:name="Rect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3" draw:layer="Master1-bg" draw:style-name="a555" draw:name="Rectangle 29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4" draw:layer="Master1-bg" draw:style-name="a558" draw:name="Isosceles Triangle 27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5" draw:layer="Master1-bg" draw:style-name="a561" draw:name="Isosceles Triangle 18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3" presentation:style-name="a529" draw:name="Date Placeholder 2" svg:x="7.87963in" svg:y="6.60691in" svg:width="0.99731in" svg:height="0.39931in" presentation:class="date-time" presentation:placeholder="false">
        <draw:text-box>
          <text:p text:style-name="a528" text:class-names="" text:cond-style-name=""><text:span text:style-name="a526" text:class-names=""><text:date text:fixed="false" style:data-style-name="a527">11/19/2024</text:date></text:span></text:p>
        </draw:text-box>
        <svg:title/>
        <svg:desc/>
      </draw:frame>
      <draw:frame draw:id="id104" presentation:style-name="a532" draw:name="Footer Placeholder 3" svg:x="0.74074in" svg:y="6.60691in" svg:width="6.88715in" svg:height="0.39931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105" presentation:style-name="a535" draw:name="Slide Number Placeholder 4" svg:x="9.39486in" svg:y="6.60691in" svg:width="0.74731in" svg:height="0.39931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92">
        <draw:frame draw:id="id16" presentation:style-name="a564" draw:name="Header Placeholder 1" svg:x="0in" svg:y="0in" svg:width="3.25in" svg:height="0.50174in" presentation:class="head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7" presentation:style-name="a568" draw:name="Date Placeholder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5" text:class-names=""><text:date text:fixed="false" style:data-style-name="a566">19-11-2024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69" draw:name="Slide Image Placeholder 3">
          <svg:title/>
          <svg:desc/>
        </draw:page-thumbnail>
        <draw:frame draw:id="id19" presentation:style-name="a585" draw:name="Notes Placeholder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Click to edit Master text styles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Second level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Fifth level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88" draw:name="Footer Placeholder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21" presentation:style-name="a591" draw:name="Slide Number Placeholder 6" svg:x="4.24826in" svg:y="9.49826in" svg:width="3.25in" svg:height="0.50174in" presentation:class="page-number" presentation:placeholder="false">
          <draw:text-box>
            <text:p text:style-name="a590" text:class-names="" text:cond-style-name=""><text:span text:style-name="a5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93">
      <draw:g draw:name="Group 43" draw:id="id116">
        <svg:title/>
        <svg:desc/>
        <draw:connector draw:type="line" svg:x1="10.24826in" svg:y1="0in" svg:x2="11.5816in" svg:y2="7.5in" draw:id="id119" draw:layer="Master1-bg" draw:style-name="a600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601" draw:name="Straight Connector 20">
          <svg:title/>
          <svg:desc/>
        </draw:connector>
        <draw:custom-shape svg:x="10.04098in" svg:y="-0.00926in" svg:width="3.28888in" svg:height="7.50926in" draw:id="id121" draw:layer="Master1-bg" draw:style-name="a604" draw:name="Rectangle 23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607" draw:name="Rectangle 25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610" draw:name="Isosceles Triangle 23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613" draw:name="Rectangle 27">
          <svg:title/>
          <svg:desc/>
          <text:p text:style-name="a612" text:class-names="" text:cond-style-name=""><text:span text:style-name="a61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616" draw:name="Rectangle 28">
          <svg:title/>
          <svg:desc/>
          <text:p text:style-name="a615" text:class-names="" text:cond-style-name=""><text:span text:style-name="a61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619" draw:name="Rectangle 29">
          <svg:title/>
          <svg:desc/>
          <text:p text:style-name="a618" text:class-names="" text:cond-style-name=""><text:span text:style-name="a61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622" draw:name="Isosceles Triangle 27">
          <svg:title/>
          <svg:desc/>
          <text:p text:style-name="a621" text:class-names="" text:cond-style-name=""><text:span text:style-name="a6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625" draw:name="Isosceles Triangle 18">
          <svg:title/>
          <svg:desc/>
          <text:p text:style-name="a624" text:class-names="" text:cond-style-name=""><text:span text:style-name="a62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7" presentation:style-name="a596" draw:name="Footer Placeholder 2" svg:x="0.74074in" svg:y="6.60691in" svg:width="6.88715in" svg:height="0.39931in" presentation:class="footer" presentation:placeholder="false">
        <draw:text-box>
          <text:p text:style-name="a595" text:class-names="" text:cond-style-name=""><text:span text:style-name="a594" text:class-names=""/></text:p>
        </draw:text-box>
        <svg:title/>
        <svg:desc/>
      </draw:frame>
      <draw:frame draw:id="id118" presentation:style-name="a599" draw:name="Slide Number Placeholder 3" svg:x="9.39486in" svg:y="6.60691in" svg:width="0.74731in" svg:height="0.39931in" presentation:class="page-number" presentation:placeholder="false">
        <draw:text-box>
          <text:p text:style-name="a598" text:class-names="" text:cond-style-name=""><text:span text:style-name="a597" text:class-names=""><text:page-number style:num-format="1" text:fixed="false"/></text:span></text:p>
        </draw:text-box>
        <svg:title/>
        <svg:desc/>
      </draw:frame>
      <presentation:notes style:page-layout-name="pageLayout2" draw:style-name="a656">
        <draw:frame draw:id="id16" presentation:style-name="a628" draw:name="Header Placeholder 1" svg:x="0in" svg:y="0in" svg:width="3.25in" svg:height="0.50174in" presentation:class="header" presentation:placeholder="false">
          <draw:text-box>
            <text:p text:style-name="a627" text:class-names="" text:cond-style-name=""><text:span text:style-name="a626" text:class-names=""/></text:p>
          </draw:text-box>
          <svg:title/>
          <svg:desc/>
        </draw:frame>
        <draw:frame draw:id="id17" presentation:style-name="a632" draw:name="Date Placeholder 2" svg:x="4.24826in" svg:y="0in" svg:width="3.25in" svg:height="0.50174in" presentation:class="date-time" presentation:placeholder="false">
          <draw:text-box>
            <text:p text:style-name="a631" text:class-names="" text:cond-style-name=""><text:span text:style-name="a629" text:class-names=""><text:date text:fixed="false" style:data-style-name="a630">19-11-2024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33" draw:name="Slide Image Placeholder 3">
          <svg:title/>
          <svg:desc/>
        </draw:page-thumbnail>
        <draw:frame draw:id="id19" presentation:style-name="a649" draw:name="Notes Placeholder 4" svg:x="0.75in" svg:y="4.8125in" svg:width="6in" svg:height="3.9375in" presentation:class="notes" presentation:placeholder="false">
          <draw:text-box>
            <text:p text:style-name="a635" text:class-names="" text:cond-style-name=""><text:span text:style-name="a634" text:class-names="">Click to edit Master text styles</text:span></text:p>
            <text:list text:style-name="a638">
              <text:list-item>
                <text:list text:style-name="a638">
                  <text:list-item>
                    <text:p text:style-name="a637" text:class-names="" text:cond-style-name=""><text:span text:style-name="a636" text:class-names="">Second level</text:span></text:p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p text:style-name="a640" text:class-names="" text:cond-style-name=""><text:span text:style-name="a6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list text:style-name="a644">
                          <text:list-item>
                            <text:p text:style-name="a643" text:class-names="" text:cond-style-name=""><text:span text:style-name="a6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list text:style-name="a648">
                      <text:list-item>
                        <text:list text:style-name="a648">
                          <text:list-item>
                            <text:list text:style-name="a648">
                              <text:list-item>
                                <text:p text:style-name="a647" text:class-names="" text:cond-style-name=""><text:span text:style-name="a645" text:class-names="">Fifth level</text:span><text:span text:style-name="a64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52" draw:name="Footer Placeholder 5" svg:x="0in" svg:y="9.49826in" svg:width="3.25in" svg:height="0.50174in" presentation:class="foot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21" presentation:style-name="a655" draw:name="Slide Number Placeholder 6" svg:x="4.24826in" svg:y="9.49826in" svg:width="3.25in" svg:height="0.50174in" presentation:class="page-number" presentation:placeholder="false">
          <draw:text-box>
            <text:p text:style-name="a654" text:class-names="" text:cond-style-name=""><text:span text:style-name="a6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657">
      <draw:g draw:name="Group 43" draw:id="id129">
        <svg:title/>
        <svg:desc/>
        <draw:connector draw:type="line" svg:x1="10.24826in" svg:y1="0in" svg:x2="11.5816in" svg:y2="7.5in" draw:id="id135" draw:layer="Master1-bg" draw:style-name="a688" draw:name="Straight Connector 19">
          <svg:title/>
          <svg:desc/>
        </draw:connector>
        <draw:connector draw:type="line" svg:x1="13.32986in" svg:y1="4.02604in" svg:x2="8.12037in" svg:y2="7.5in" draw:id="id136" draw:layer="Master1-bg" draw:style-name="a689" draw:name="Straight Connector 20">
          <svg:title/>
          <svg:desc/>
        </draw:connector>
        <draw:custom-shape svg:x="10.04098in" svg:y="-0.00926in" svg:width="3.28888in" svg:height="7.50926in" draw:id="id137" draw:layer="Master1-bg" draw:style-name="a692" draw:name="Rectangle 23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8" draw:layer="Master1-bg" draw:style-name="a695" draw:name="Rectangle 25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39" draw:layer="Master1-bg" draw:style-name="a698" draw:name="Isosceles Triangle 23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0" draw:layer="Master1-bg" draw:style-name="a701" draw:name="Rectangle 27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1" draw:layer="Master1-bg" draw:style-name="a704" draw:name="Rectangle 28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2" draw:layer="Master1-bg" draw:style-name="a707" draw:name="Rectangle 29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3" draw:layer="Master1-bg" draw:style-name="a710" draw:name="Isosceles Triangle 27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4" draw:layer="Master1-bg" draw:style-name="a713" draw:name="Isosceles Triangle 18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673" draw:name="Content Placeholder 2" svg:x="5.2061in" svg:y="0.56313in" svg:width="4.93607in" svg:height="6.04378in" presentation:class="object" presentation:placeholder="false">
        <draw:text-box>
          <text:list text:style-name="a660">
            <text:list-item>
              <text:p text:style-name="a659" text:class-names="" text:cond-style-name=""><text:span text:style-name="a658" text:class-names="">Click to edit Master text styles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cond level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hird level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list text:style-name="a672">
                            <text:list-item>
                              <text:p text:style-name="a671" text:class-names="" text:cond-style-name=""><text:span text:style-name="a6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677" draw:name="Text Placeholder 3" svg:x="0.74074in" svg:y="3.03704in" svg:width="4.21536in" svg:height="2.82639in" presentation:class="outline" presentation:placeholder="false">
        <draw:text-box>
          <text:list text:style-name="a676">
            <text:list-item>
              <text:p text:style-name="a675" text:class-names="" text:cond-style-name=""><text:span text:style-name="a674" text:class-names="">Click to edit Master text styles</text:span></text:p>
            </text:list-item>
          </text:list>
        </draw:text-box>
        <svg:title/>
        <svg:desc/>
      </draw:frame>
      <draw:frame draw:id="id132" presentation:style-name="a681" draw:name="Date Placeholder 4" svg:x="7.87963in" svg:y="6.60691in" svg:width="0.99731in" svg:height="0.39931in" presentation:class="date-time" presentation:placeholder="false">
        <draw:text-box>
          <text:p text:style-name="a680" text:class-names="" text:cond-style-name=""><text:span text:style-name="a678" text:class-names=""><text:date text:fixed="false" style:data-style-name="a679">11/19/2024</text:date></text:span></text:p>
        </draw:text-box>
        <svg:title/>
        <svg:desc/>
      </draw:frame>
      <draw:frame draw:id="id133" presentation:style-name="a684" draw:name="Footer Placeholder 5" svg:x="0.74074in" svg:y="6.60691in" svg:width="6.88715in" svg:height="0.39931in" presentation:class="footer" presentation:placeholder="false">
        <draw:text-box>
          <text:p text:style-name="a683" text:class-names="" text:cond-style-name=""><text:span text:style-name="a682" text:class-names=""/></text:p>
        </draw:text-box>
        <svg:title/>
        <svg:desc/>
      </draw:frame>
      <draw:frame draw:id="id134" presentation:style-name="a687" draw:name="Slide Number Placeholder 6" svg:x="9.39486in" svg:y="6.60691in" svg:width="0.74731in" svg:height="0.39931in" presentation:class="page-number" presentation:placeholder="false">
        <draw:text-box>
          <text:p text:style-name="a686" text:class-names="" text:cond-style-name=""><text:span text:style-name="a685" text:class-names=""><text:page-number style:num-format="1" text:fixed="false"/></text:span></text:p>
        </draw:text-box>
        <svg:title/>
        <svg:desc/>
      </draw:frame>
      <presentation:notes style:page-layout-name="pageLayout2" draw:style-name="a744">
        <draw:frame draw:id="id16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7" presentation:style-name="a720" draw:name="Date Placeholder 2" svg:x="4.24826in" svg:y="0in" svg:width="3.25in" svg:height="0.50174in" presentation:class="date-time" presentation:placeholder="false">
          <draw:text-box>
            <text:p text:style-name="a719" text:class-names="" text:cond-style-name=""><text:span text:style-name="a717" text:class-names=""><text:date text:fixed="false" style:data-style-name="a718">19-11-2024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721" draw:name="Slide Image Placeholder 3">
          <svg:title/>
          <svg:desc/>
        </draw:page-thumbnail>
        <draw:frame draw:id="id19" presentation:style-name="a737" draw:name="Notes Placeholder 4" svg:x="0.75in" svg:y="4.8125in" svg:width="6in" svg:height="3.9375in" presentation:class="notes" presentation:placeholder="false">
          <draw:text-box>
            <text:p text:style-name="a723" text:class-names="" text:cond-style-name=""><text:span text:style-name="a722" text:class-names="">Click to edit Master text styles</text:span></text:p>
            <text:list text:style-name="a726">
              <text:list-item>
                <text:list text:style-name="a726">
                  <text:list-item>
                    <text:p text:style-name="a725" text:class-names="" text:cond-style-name=""><text:span text:style-name="a724" text:class-names="">Second level</text:span></text:p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p text:style-name="a728" text:class-names="" text:cond-style-name=""><text:span text:style-name="a7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2">
              <text:list-item>
                <text:list text:style-name="a732">
                  <text:list-item>
                    <text:list text:style-name="a732">
                      <text:list-item>
                        <text:list text:style-name="a732">
                          <text:list-item>
                            <text:p text:style-name="a731" text:class-names="" text:cond-style-name=""><text:span text:style-name="a7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3" text:class-names="">Fifth level</text:span><text:span text:style-name="a7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21" presentation:style-name="a743" draw:name="Slide Number Placeholder 6" svg:x="4.24826in" svg:y="9.49826in" svg:width="3.25in" svg:height="0.50174in" presentation:class="page-number" presentation:placeholder="false">
          <draw:text-box>
            <text:p text:style-name="a742" text:class-names="" text:cond-style-name=""><text:span text:style-name="a7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745">
      <draw:g draw:name="Group 43" draw:id="id145">
        <svg:title/>
        <svg:desc/>
        <draw:connector draw:type="line" svg:x1="10.24826in" svg:y1="0in" svg:x2="11.5816in" svg:y2="7.5in" draw:id="id151" draw:layer="Master1-bg" draw:style-name="a763" draw:name="Straight Connector 19">
          <svg:title/>
          <svg:desc/>
        </draw:connector>
        <draw:connector draw:type="line" svg:x1="13.32986in" svg:y1="4.02604in" svg:x2="8.12037in" svg:y2="7.5in" draw:id="id152" draw:layer="Master1-bg" draw:style-name="a764" draw:name="Straight Connector 20">
          <svg:title/>
          <svg:desc/>
        </draw:connector>
        <draw:custom-shape svg:x="10.04098in" svg:y="-0.00926in" svg:width="3.28888in" svg:height="7.50926in" draw:id="id153" draw:layer="Master1-bg" draw:style-name="a767" draw:name="Rectangle 23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4" draw:layer="Master1-bg" draw:style-name="a770" draw:name="Rectangle 25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5" draw:layer="Master1-bg" draw:style-name="a773" draw:name="Isosceles Triangle 23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6" draw:layer="Master1-bg" draw:style-name="a776" draw:name="Rectangle 27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7" draw:layer="Master1-bg" draw:style-name="a779" draw:name="Rectangle 28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58" draw:layer="Master1-bg" draw:style-name="a782" draw:name="Rectangle 29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59" draw:layer="Master1-bg" draw:style-name="a785" draw:name="Isosceles Triangle 27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0" draw:layer="Master1-bg" draw:style-name="a788" draw:name="Isosceles Triangle 18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6" presentation:style-name="a748" draw:name="Picture Placeholder 2" svg:x="0.74074in" svg:y="0.66667in" svg:width="9.40143in" svg:height="4.20573in" presentation:class="graphic" presentation:placeholder="false">
        <draw:text-box>
          <text:p text:style-name="a747" text:class-names="" text:cond-style-name=""><text:span text:style-name="a746" text:class-names="">Click icon to add picture</text:span></text:p>
        </draw:text-box>
        <svg:title/>
        <svg:desc/>
      </draw:frame>
      <draw:frame draw:id="id147" presentation:style-name="a752" draw:name="Text Placeholder 3" svg:x="0.74074in" svg:y="5.86979in" svg:width="9.40143in" svg:height="0.73712in" presentation:class="outline" presentation:placeholder="false">
        <draw:text-box>
          <text:list text:style-name="a751">
            <text:list-item>
              <text:p text:style-name="a750" text:class-names="" text:cond-style-name=""><text:span text:style-name="a749" text:class-names="">Click to edit Master text styles</text:span></text:p>
            </text:list-item>
          </text:list>
        </draw:text-box>
        <svg:title/>
        <svg:desc/>
      </draw:frame>
      <draw:frame draw:id="id148" presentation:style-name="a755" draw:name="Footer Placeholder 5" svg:x="0.74074in" svg:y="6.60691in" svg:width="6.88715in" svg:height="0.39931in" presentation:class="footer" presentation:placeholder="false">
        <draw:text-box>
          <text:p text:style-name="a754" text:class-names="" text:cond-style-name=""><text:span text:style-name="a753" text:class-names=""/></text:p>
        </draw:text-box>
        <svg:title/>
        <svg:desc/>
      </draw:frame>
      <draw:frame draw:id="id149" presentation:style-name="a758" draw:name="Slide Number Placeholder 6" svg:x="9.39486in" svg:y="6.60691in" svg:width="0.74731in" svg:height="0.39931in" presentation:class="page-number" presentation:placeholder="false">
        <draw:text-box>
          <text:p text:style-name="a757" text:class-names="" text:cond-style-name=""><text:span text:style-name="a756" text:class-names=""><text:page-number style:num-format="1" text:fixed="false"/></text:span></text:p>
        </draw:text-box>
        <svg:title/>
        <svg:desc/>
      </draw:frame>
      <draw:frame draw:id="id150" presentation:style-name="a762" draw:name="Date Placeholder 4" svg:x="7.87963in" svg:y="6.60691in" svg:width="0.99731in" svg:height="0.39931in" presentation:class="date-time" presentation:placeholder="false">
        <draw:text-box>
          <text:p text:style-name="a761" text:class-names="" text:cond-style-name=""><text:span text:style-name="a759" text:class-names=""><text:date text:fixed="false" style:data-style-name="a760">11/19/2024</text:date></text:span></text:p>
        </draw:text-box>
        <svg:title/>
        <svg:desc/>
      </draw:frame>
      <presentation:notes style:page-layout-name="pageLayout2" draw:style-name="a819">
        <draw:frame draw:id="id16" presentation:style-name="a791" draw:name="Header Placeholder 1" svg:x="0in" svg:y="0in" svg:width="3.25in" svg:height="0.50174in" presentation:class="head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17" presentation:style-name="a795" draw:name="Date Placeholder 2" svg:x="4.24826in" svg:y="0in" svg:width="3.25in" svg:height="0.50174in" presentation:class="date-time" presentation:placeholder="false">
          <draw:text-box>
            <text:p text:style-name="a794" text:class-names="" text:cond-style-name=""><text:span text:style-name="a792" text:class-names=""><text:date text:fixed="false" style:data-style-name="a793">19-11-2024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796" draw:name="Slide Image Placeholder 3">
          <svg:title/>
          <svg:desc/>
        </draw:page-thumbnail>
        <draw:frame draw:id="id19" presentation:style-name="a812" draw:name="Notes Placeholder 4" svg:x="0.75in" svg:y="4.8125in" svg:width="6in" svg:height="3.9375in" presentation:class="notes" presentation:placeholder="false">
          <draw:text-box>
            <text:p text:style-name="a798" text:class-names="" text:cond-style-name=""><text:span text:style-name="a797" text:class-names="">Click to edit Master text styles</text:span></text:p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Second level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list text:style-name="a804">
                      <text:list-item>
                        <text:p text:style-name="a803" text:class-names="" text:cond-style-name=""><text:span text:style-name="a8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p text:style-name="a806" text:class-names="" text:cond-style-name=""><text:span text:style-name="a8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1">
              <text:list-item>
                <text:list text:style-name="a811">
                  <text:list-item>
                    <text:list text:style-name="a811">
                      <text:list-item>
                        <text:list text:style-name="a811">
                          <text:list-item>
                            <text:list text:style-name="a811">
                              <text:list-item>
                                <text:p text:style-name="a810" text:class-names="" text:cond-style-name=""><text:span text:style-name="a808" text:class-names="">Fifth level</text:span><text:span text:style-name="a8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15" draw:name="Footer Placeholder 5" svg:x="0in" svg:y="9.49826in" svg:width="3.25in" svg:height="0.50174in" presentation:class="footer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21" presentation:style-name="a818" draw:name="Slide Number Placeholder 6" svg:x="4.24826in" svg:y="9.49826in" svg:width="3.25in" svg:height="0.50174in" presentation:class="page-number" presentation:placeholder="false">
          <draw:text-box>
            <text:p text:style-name="a817" text:class-names="" text:cond-style-name=""><text:span text:style-name="a8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itle-and-Caption" style:page-layout-name="pageLayout1" draw:style-name="a820">
      <draw:g draw:name="Group 43" draw:id="id161">
        <svg:title/>
        <svg:desc/>
        <draw:connector draw:type="line" svg:x1="10.24826in" svg:y1="0in" svg:x2="11.5816in" svg:y2="7.5in" draw:id="id16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167" draw:layer="Master1-bg" draw:style-name="a836" draw:name="Straight Connector 20">
          <svg:title/>
          <svg:desc/>
        </draw:connector>
        <draw:custom-shape svg:x="10.04098in" svg:y="-0.00926in" svg:width="3.28888in" svg:height="7.50926in" draw:id="id16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6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5" draw:layer="Master1-bg" draw:style-name="a860" draw:name="Isosceles Triangle 1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2" presentation:style-name="a824" draw:name="Text Placeholder 2" svg:x="0.74074in" svg:y="4.88889in" svg:width="9.40143in" svg:height="1.71802in" presentation:class="outline" presentation:placeholder="false">
        <draw:text-box>
          <text:list text:style-name="a823">
            <text:list-item>
              <text:p text:style-name="a822" text:class-names="" text:cond-style-name=""><text:span text:style-name="a821" text:class-names="">Click to edit Master text styles</text:span></text:p>
            </text:list-item>
          </text:list>
        </draw:text-box>
        <svg:title/>
        <svg:desc/>
      </draw:frame>
      <draw:frame draw:id="id16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11/19/2024</text:date></text:span></text:p>
        </draw:text-box>
        <svg:title/>
        <svg:desc/>
      </draw:frame>
      <draw:frame draw:id="id16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/></text:p>
        </draw:text-box>
        <svg:title/>
        <svg:desc/>
      </draw:frame>
      <draw:frame draw:id="id16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  <presentation:notes style:page-layout-name="pageLayout2" draw:style-name="a891">
        <draw:frame draw:id="id16" presentation:style-name="a863" draw:name="Header Placeholder 1" svg:x="0in" svg:y="0in" svg:width="3.25in" svg:height="0.50174in" presentation:class="header" presentation:placeholder="false">
          <draw:text-box>
            <text:p text:style-name="a862" text:class-names="" text:cond-style-name=""><text:span text:style-name="a861" text:class-names=""/></text:p>
          </draw:text-box>
          <svg:title/>
          <svg:desc/>
        </draw:frame>
        <draw:frame draw:id="id17" presentation:style-name="a867" draw:name="Date Placeholder 2" svg:x="4.24826in" svg:y="0in" svg:width="3.25in" svg:height="0.50174in" presentation:class="date-time" presentation:placeholder="false">
          <draw:text-box>
            <text:p text:style-name="a866" text:class-names="" text:cond-style-name=""><text:span text:style-name="a864" text:class-names=""><text:date text:fixed="false" style:data-style-name="a865">19-11-2024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868" draw:name="Slide Image Placeholder 3">
          <svg:title/>
          <svg:desc/>
        </draw:page-thumbnail>
        <draw:frame draw:id="id19" presentation:style-name="a884" draw:name="Notes Placeholder 4" svg:x="0.75in" svg:y="4.8125in" svg:width="6in" svg:height="3.9375in" presentation:class="notes" presentation:placeholder="false">
          <draw:text-box>
            <text:p text:style-name="a870" text:class-names="" text:cond-style-name=""><text:span text:style-name="a869" text:class-names="">Click to edit Master text styles</text:span></text:p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71" text:class-names="">Second level</text:span></text:p>
                  </text:list-item>
                </text:list>
              </text:list-item>
            </text:list>
            <text:list text:style-name="a876">
              <text:list-item>
                <text:list text:style-name="a876">
                  <text:list-item>
                    <text:list text:style-name="a876">
                      <text:list-item>
                        <text:p text:style-name="a875" text:class-names="" text:cond-style-name=""><text:span text:style-name="a8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79">
              <text:list-item>
                <text:list text:style-name="a879">
                  <text:list-item>
                    <text:list text:style-name="a879">
                      <text:list-item>
                        <text:list text:style-name="a879">
                          <text:list-item>
                            <text:p text:style-name="a878" text:class-names="" text:cond-style-name=""><text:span text:style-name="a8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3">
              <text:list-item>
                <text:list text:style-name="a883">
                  <text:list-item>
                    <text:list text:style-name="a883">
                      <text:list-item>
                        <text:list text:style-name="a883">
                          <text:list-item>
                            <text:list text:style-name="a883">
                              <text:list-item>
                                <text:p text:style-name="a882" text:class-names="" text:cond-style-name=""><text:span text:style-name="a880" text:class-names="">Fifth level</text:span><text:span text:style-name="a8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87" draw:name="Footer Placeholder 5" svg:x="0in" svg:y="9.49826in" svg:width="3.25in" svg:height="0.50174in" presentation:class="footer" presentation:placeholder="false">
          <draw:text-box>
            <text:p text:style-name="a886" text:class-names="" text:cond-style-name=""><text:span text:style-name="a885" text:class-names=""/></text:p>
          </draw:text-box>
          <svg:title/>
          <svg:desc/>
        </draw:frame>
        <draw:frame draw:id="id21" presentation:style-name="a890" draw:name="Slide Number Placeholder 6" svg:x="4.24826in" svg:y="9.49826in" svg:width="3.25in" svg:height="0.50174in" presentation:class="page-number" presentation:placeholder="false">
          <draw:text-box>
            <text:p text:style-name="a889" text:class-names="" text:cond-style-name=""><text:span text:style-name="a8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Quote-with-Caption" style:page-layout-name="pageLayout1" draw:style-name="a892">
      <draw:g draw:name="Group 43" draw:id="id176">
        <svg:title/>
        <svg:desc/>
        <draw:connector draw:type="line" svg:x1="10.24826in" svg:y1="0in" svg:x2="11.5816in" svg:y2="7.5in" draw:id="id184" draw:layer="Master1-bg" draw:style-name="a917" draw:name="Straight Connector 19">
          <svg:title/>
          <svg:desc/>
        </draw:connector>
        <draw:connector draw:type="line" svg:x1="13.32986in" svg:y1="4.02604in" svg:x2="8.12037in" svg:y2="7.5in" draw:id="id185" draw:layer="Master1-bg" draw:style-name="a918" draw:name="Straight Connector 20">
          <svg:title/>
          <svg:desc/>
        </draw:connector>
        <draw:custom-shape svg:x="10.04098in" svg:y="-0.00926in" svg:width="3.28888in" svg:height="7.50926in" draw:id="id186" draw:layer="Master1-bg" draw:style-name="a921" draw:name="Rectangle 23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87" draw:layer="Master1-bg" draw:style-name="a924" draw:name="Rectangle 25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88" draw:layer="Master1-bg" draw:style-name="a927" draw:name="Isosceles Triangle 23">
          <svg:title/>
          <svg:desc/>
          <text:p text:style-name="a926" text:class-names="" text:cond-style-name=""><text:span text:style-name="a9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89" draw:layer="Master1-bg" draw:style-name="a930" draw:name="Rectangle 27">
          <svg:title/>
          <svg:desc/>
          <text:p text:style-name="a929" text:class-names="" text:cond-style-name=""><text:span text:style-name="a92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0" draw:layer="Master1-bg" draw:style-name="a933" draw:name="Rectangle 28">
          <svg:title/>
          <svg:desc/>
          <text:p text:style-name="a932" text:class-names="" text:cond-style-name=""><text:span text:style-name="a93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1" draw:layer="Master1-bg" draw:style-name="a936" draw:name="Rectangle 29">
          <svg:title/>
          <svg:desc/>
          <text:p text:style-name="a935" text:class-names="" text:cond-style-name=""><text:span text:style-name="a93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2" draw:layer="Master1-bg" draw:style-name="a939" draw:name="Isosceles Triangle 27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3" draw:layer="Master1-bg" draw:style-name="a942" draw:name="Isosceles Triangle 18">
          <svg:title/>
          <svg:desc/>
          <text:p text:style-name="a941" text:class-names="" text:cond-style-name=""><text:span text:style-name="a9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77" presentation:style-name="a896" draw:name="Text Placeholder 9" svg:x="1.49403in" svg:y="3.97222in" svg:width="7.90084in" svg:height="0.41667in" presentation:class="outline" presentation:placeholder="false">
        <draw:text-box>
          <text:list text:style-name="a895">
            <text:list-item>
              <text:p text:style-name="a894" text:class-names="" text:cond-style-name=""><text:span text:style-name="a893" text:class-names="">Click to edit Master text styles</text:span></text:p>
            </text:list-item>
          </text:list>
        </draw:text-box>
        <svg:title/>
        <svg:desc/>
      </draw:frame>
      <draw:frame draw:id="id178" presentation:style-name="a900" draw:name="Text Placeholder 2" svg:x="0.74074in" svg:y="4.88889in" svg:width="9.40143in" svg:height="1.71802in" presentation:class="outline" presentation:placeholder="false">
        <draw:text-box>
          <text:list text:style-name="a899">
            <text:list-item>
              <text:p text:style-name="a898" text:class-names="" text:cond-style-name=""><text:span text:style-name="a897" text:class-names="">Click to edit Master text styles</text:span></text:p>
            </text:list-item>
          </text:list>
        </draw:text-box>
        <svg:title/>
        <svg:desc/>
      </draw:frame>
      <draw:frame draw:id="id179" presentation:style-name="a904" draw:name="Date Placeholder 3" svg:x="7.87963in" svg:y="6.60691in" svg:width="0.99731in" svg:height="0.39931in" presentation:class="date-time" presentation:placeholder="false">
        <draw:text-box>
          <text:p text:style-name="a903" text:class-names="" text:cond-style-name=""><text:span text:style-name="a901" text:class-names=""><text:date text:fixed="false" style:data-style-name="a902">11/19/2024</text:date></text:span></text:p>
        </draw:text-box>
        <svg:title/>
        <svg:desc/>
      </draw:frame>
      <draw:frame draw:id="id180" presentation:style-name="a907" draw:name="Footer Placeholder 4" svg:x="0.74074in" svg:y="6.60691in" svg:width="6.88715in" svg:height="0.39931in" presentation:class="footer" presentation:placeholder="false">
        <draw:text-box>
          <text:p text:style-name="a906" text:class-names="" text:cond-style-name=""><text:span text:style-name="a905" text:class-names=""/></text:p>
        </draw:text-box>
        <svg:title/>
        <svg:desc/>
      </draw:frame>
      <draw:frame draw:id="id181" presentation:style-name="a910" draw:name="Slide Number Placeholder 5" svg:x="9.39486in" svg:y="6.60691in" svg:width="0.74731in" svg:height="0.39931in" presentation:class="page-number" presentation:placeholder="false">
        <draw:text-box>
          <text:p text:style-name="a909" text:class-names="" text:cond-style-name=""><text:span text:style-name="a908" text:class-names=""><text:page-number style:num-format="1" text:fixed="false"/></text:span></text:p>
        </draw:text-box>
        <svg:title/>
        <svg:desc/>
      </draw:frame>
      <draw:frame draw:id="id182" draw:style-name="a913" draw:name="TextBox 23" svg:x="0.5926in" svg:y="0.86437in" svg:width="0.66667in" svg:height="0.63952in">
        <draw:text-box>
          <text:p text:style-name="a912" text:class-names="" text:cond-style-name=""><text:span text:style-name="a911" text:class-names="">“</text:span></text:p>
        </draw:text-box>
        <svg:title/>
        <svg:desc/>
      </draw:frame>
      <draw:frame draw:id="id183" draw:style-name="a916" draw:name="TextBox 24" svg:x="9.72552in" svg:y="3.15678in" svg:width="0.66667in" svg:height="0.63952in">
        <draw:text-box>
          <text:p text:style-name="a915" text:class-names="" text:cond-style-name=""><text:span text:style-name="a914" text:class-names="">”</text:span></text:p>
        </draw:text-box>
        <svg:title/>
        <svg:desc/>
      </draw:frame>
      <presentation:notes style:page-layout-name="pageLayout2" draw:style-name="a973">
        <draw:frame draw:id="id16" presentation:style-name="a945" draw:name="Header Placeholder 1" svg:x="0in" svg:y="0in" svg:width="3.25in" svg:height="0.50174in" presentation:class="header" presentation:placeholder="false">
          <draw:text-box>
            <text:p text:style-name="a944" text:class-names="" text:cond-style-name=""><text:span text:style-name="a943" text:class-names=""/></text:p>
          </draw:text-box>
          <svg:title/>
          <svg:desc/>
        </draw:frame>
        <draw:frame draw:id="id17" presentation:style-name="a949" draw:name="Date Placeholder 2" svg:x="4.24826in" svg:y="0in" svg:width="3.25in" svg:height="0.50174in" presentation:class="date-time" presentation:placeholder="false">
          <draw:text-box>
            <text:p text:style-name="a948" text:class-names="" text:cond-style-name=""><text:span text:style-name="a946" text:class-names=""><text:date text:fixed="false" style:data-style-name="a947">19-11-2024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50" draw:name="Slide Image Placeholder 3">
          <svg:title/>
          <svg:desc/>
        </draw:page-thumbnail>
        <draw:frame draw:id="id19" presentation:style-name="a966" draw:name="Notes Placeholder 4" svg:x="0.75in" svg:y="4.8125in" svg:width="6in" svg:height="3.9375in" presentation:class="notes" presentation:placeholder="false">
          <draw:text-box>
            <text:p text:style-name="a952" text:class-names="" text:cond-style-name=""><text:span text:style-name="a951" text:class-names="">Click to edit Master text styles</text:span></text:p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>Second level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list text:style-name="a958">
                      <text:list-item>
                        <text:p text:style-name="a957" text:class-names="" text:cond-style-name=""><text:span text:style-name="a9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list text:style-name="a961">
                      <text:list-item>
                        <text:list text:style-name="a961">
                          <text:list-item>
                            <text:p text:style-name="a960" text:class-names="" text:cond-style-name=""><text:span text:style-name="a9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list text:style-name="a965">
                              <text:list-item>
                                <text:p text:style-name="a964" text:class-names="" text:cond-style-name=""><text:span text:style-name="a962" text:class-names="">Fifth level</text:span><text:span text:style-name="a9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69" draw:name="Footer Placeholder 5" svg:x="0in" svg:y="9.49826in" svg:width="3.25in" svg:height="0.50174in" presentation:class="footer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21" presentation:style-name="a972" draw:name="Slide Number Placeholder 6" svg:x="4.24826in" svg:y="9.49826in" svg:width="3.25in" svg:height="0.50174in" presentation:class="page-number" presentation:placeholder="false">
          <draw:text-box>
            <text:p text:style-name="a971" text:class-names="" text:cond-style-name=""><text:span text:style-name="a9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Name-Card" style:page-layout-name="pageLayout1" draw:style-name="a974">
      <draw:g draw:name="Group 43" draw:id="id194">
        <svg:title/>
        <svg:desc/>
        <draw:connector draw:type="line" svg:x1="10.24826in" svg:y1="0in" svg:x2="11.5816in" svg:y2="7.5in" draw:id="id199" draw:layer="Master1-bg" draw:style-name="a989" draw:name="Straight Connector 19">
          <svg:title/>
          <svg:desc/>
        </draw:connector>
        <draw:connector draw:type="line" svg:x1="13.32986in" svg:y1="4.02604in" svg:x2="8.12037in" svg:y2="7.5in" draw:id="id200" draw:layer="Master1-bg" draw:style-name="a990" draw:name="Straight Connector 20">
          <svg:title/>
          <svg:desc/>
        </draw:connector>
        <draw:custom-shape svg:x="10.04098in" svg:y="-0.00926in" svg:width="3.28888in" svg:height="7.50926in" draw:id="id201" draw:layer="Master1-bg" draw:style-name="a993" draw:name="Rectangle 23">
          <svg:title/>
          <svg:desc/>
          <text:p text:style-name="a992" text:class-names="" text:cond-style-name=""><text:span text:style-name="a99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2" draw:layer="Master1-bg" draw:style-name="a996" draw:name="Rectangle 25">
          <svg:title/>
          <svg:desc/>
          <text:p text:style-name="a995" text:class-names="" text:cond-style-name=""><text:span text:style-name="a99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3" draw:layer="Master1-bg" draw:style-name="a999" draw:name="Isosceles Triangle 23">
          <svg:title/>
          <svg:desc/>
          <text:p text:style-name="a998" text:class-names="" text:cond-style-name=""><text:span text:style-name="a9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4" draw:layer="Master1-bg" draw:style-name="a1002" draw:name="Rectangle 27">
          <svg:title/>
          <svg:desc/>
          <text:p text:style-name="a1001" text:class-names="" text:cond-style-name=""><text:span text:style-name="a100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05" draw:layer="Master1-bg" draw:style-name="a1005" draw:name="Rectangle 28">
          <svg:title/>
          <svg:desc/>
          <text:p text:style-name="a1004" text:class-names="" text:cond-style-name=""><text:span text:style-name="a100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06" draw:layer="Master1-bg" draw:style-name="a1008" draw:name="Rectangle 29">
          <svg:title/>
          <svg:desc/>
          <text:p text:style-name="a1007" text:class-names="" text:cond-style-name=""><text:span text:style-name="a100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07" draw:layer="Master1-bg" draw:style-name="a1011" draw:name="Isosceles Triangle 27">
          <svg:title/>
          <svg:desc/>
          <text:p text:style-name="a1010" text:class-names="" text:cond-style-name=""><text:span text:style-name="a100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08" draw:layer="Master1-bg" draw:style-name="a1014" draw:name="Isosceles Triangle 18">
          <svg:title/>
          <svg:desc/>
          <text:p text:style-name="a1013" text:class-names="" text:cond-style-name=""><text:span text:style-name="a101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5" presentation:style-name="a978" draw:name="Text Placeholder 2" svg:x="0.74074in" svg:y="4.95128in" svg:width="9.40143in" svg:height="1.65564in" presentation:class="outline" presentation:placeholder="false">
        <draw:text-box>
          <text:list text:style-name="a977">
            <text:list-item>
              <text:p text:style-name="a976" text:class-names="" text:cond-style-name=""><text:span text:style-name="a975" text:class-names="">Click to edit Master text styles</text:span></text:p>
            </text:list-item>
          </text:list>
        </draw:text-box>
        <svg:title/>
        <svg:desc/>
      </draw:frame>
      <draw:frame draw:id="id196" presentation:style-name="a982" draw:name="Date Placeholder 3" svg:x="7.87963in" svg:y="6.60691in" svg:width="0.99731in" svg:height="0.39931in" presentation:class="date-time" presentation:placeholder="false">
        <draw:text-box>
          <text:p text:style-name="a981" text:class-names="" text:cond-style-name=""><text:span text:style-name="a979" text:class-names=""><text:date text:fixed="false" style:data-style-name="a980">11/19/2024</text:date></text:span></text:p>
        </draw:text-box>
        <svg:title/>
        <svg:desc/>
      </draw:frame>
      <draw:frame draw:id="id197" presentation:style-name="a985" draw:name="Footer Placeholder 4" svg:x="0.74074in" svg:y="6.60691in" svg:width="6.88715in" svg:height="0.39931in" presentation:class="footer" presentation:placeholder="false">
        <draw:text-box>
          <text:p text:style-name="a984" text:class-names="" text:cond-style-name=""><text:span text:style-name="a983" text:class-names=""/></text:p>
        </draw:text-box>
        <svg:title/>
        <svg:desc/>
      </draw:frame>
      <draw:frame draw:id="id198" presentation:style-name="a988" draw:name="Slide Number Placeholder 5" svg:x="9.39486in" svg:y="6.60691in" svg:width="0.74731in" svg:height="0.39931in" presentation:class="page-number" presentation:placeholder="false">
        <draw:text-box>
          <text:p text:style-name="a987" text:class-names="" text:cond-style-name=""><text:span text:style-name="a986" text:class-names=""><text:page-number style:num-format="1" text:fixed="false"/></text:span></text:p>
        </draw:text-box>
        <svg:title/>
        <svg:desc/>
      </draw:frame>
      <presentation:notes style:page-layout-name="pageLayout2" draw:style-name="a1045">
        <draw:frame draw:id="id16" presentation:style-name="a1017" draw:name="Header Placeholder 1" svg:x="0in" svg:y="0in" svg:width="3.25in" svg:height="0.50174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17" presentation:style-name="a1021" draw:name="Date Placeholder 2" svg:x="4.24826in" svg:y="0in" svg:width="3.25in" svg:height="0.50174in" presentation:class="date-time" presentation:placeholder="false">
          <draw:text-box>
            <text:p text:style-name="a1020" text:class-names="" text:cond-style-name=""><text:span text:style-name="a1018" text:class-names=""><text:date text:fixed="false" style:data-style-name="a1019">19-11-2024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022" draw:name="Slide Image Placeholder 3">
          <svg:title/>
          <svg:desc/>
        </draw:page-thumbnail>
        <draw:frame draw:id="id19" presentation:style-name="a1038" draw:name="Notes Placeholder 4" svg:x="0.75in" svg:y="4.8125in" svg:width="6in" svg:height="3.9375in" presentation:class="notes" presentation:placeholder="false">
          <draw:text-box>
            <text:p text:style-name="a1024" text:class-names="" text:cond-style-name=""><text:span text:style-name="a1023" text:class-names="">Click to edit Master text styles</text:span></text:p>
            <text:list text:style-name="a1027">
              <text:list-item>
                <text:list text:style-name="a1027">
                  <text:list-item>
                    <text:p text:style-name="a1026" text:class-names="" text:cond-style-name=""><text:span text:style-name="a1025" text:class-names="">Second level</text:span></text:p>
                  </text:list-item>
                </text:list>
              </text:list-item>
            </text:list>
            <text:list text:style-name="a1030">
              <text:list-item>
                <text:list text:style-name="a1030">
                  <text:list-item>
                    <text:list text:style-name="a1030">
                      <text:list-item>
                        <text:p text:style-name="a1029" text:class-names="" text:cond-style-name=""><text:span text:style-name="a10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3">
              <text:list-item>
                <text:list text:style-name="a1033">
                  <text:list-item>
                    <text:list text:style-name="a1033">
                      <text:list-item>
                        <text:list text:style-name="a1033">
                          <text:list-item>
                            <text:p text:style-name="a1032" text:class-names="" text:cond-style-name=""><text:span text:style-name="a10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7">
              <text:list-item>
                <text:list text:style-name="a1037">
                  <text:list-item>
                    <text:list text:style-name="a1037">
                      <text:list-item>
                        <text:list text:style-name="a1037">
                          <text:list-item>
                            <text:list text:style-name="a1037">
                              <text:list-item>
                                <text:p text:style-name="a1036" text:class-names="" text:cond-style-name=""><text:span text:style-name="a1034" text:class-names="">Fifth level</text:span><text:span text:style-name="a10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41" draw:name="Footer Placeholder 5" svg:x="0in" svg:y="9.49826in" svg:width="3.25in" svg:height="0.50174in" presentation:class="footer" presentation:placeholder="false">
          <draw:text-box>
            <text:p text:style-name="a1040" text:class-names="" text:cond-style-name=""><text:span text:style-name="a1039" text:class-names=""/></text:p>
          </draw:text-box>
          <svg:title/>
          <svg:desc/>
        </draw:frame>
        <draw:frame draw:id="id21" presentation:style-name="a1044" draw:name="Slide Number Placeholder 6" svg:x="4.24826in" svg:y="9.49826in" svg:width="3.25in" svg:height="0.50174in" presentation:class="page-number" presentation:placeholder="false">
          <draw:text-box>
            <text:p text:style-name="a1043" text:class-names="" text:cond-style-name=""><text:span text:style-name="a10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Quote-Name-Card" style:page-layout-name="pageLayout1" draw:style-name="a1046">
      <draw:g draw:name="Group 43" draw:id="id209">
        <svg:title/>
        <svg:desc/>
        <draw:connector draw:type="line" svg:x1="10.24826in" svg:y1="0in" svg:x2="11.5816in" svg:y2="7.5in" draw:id="id217" draw:layer="Master1-bg" draw:style-name="a1071" draw:name="Straight Connector 19">
          <svg:title/>
          <svg:desc/>
        </draw:connector>
        <draw:connector draw:type="line" svg:x1="13.32986in" svg:y1="4.02604in" svg:x2="8.12037in" svg:y2="7.5in" draw:id="id218" draw:layer="Master1-bg" draw:style-name="a1072" draw:name="Straight Connector 20">
          <svg:title/>
          <svg:desc/>
        </draw:connector>
        <draw:custom-shape svg:x="10.04098in" svg:y="-0.00926in" svg:width="3.28888in" svg:height="7.50926in" draw:id="id219" draw:layer="Master1-bg" draw:style-name="a1075" draw:name="Rectangle 23">
          <svg:title/>
          <svg:desc/>
          <text:p text:style-name="a1074" text:class-names="" text:cond-style-name=""><text:span text:style-name="a1073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0" draw:layer="Master1-bg" draw:style-name="a1078" draw:name="Rectangle 25">
          <svg:title/>
          <svg:desc/>
          <text:p text:style-name="a1077" text:class-names="" text:cond-style-name=""><text:span text:style-name="a1076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1" draw:layer="Master1-bg" draw:style-name="a1081" draw:name="Isosceles Triangle 23">
          <svg:title/>
          <svg:desc/>
          <text:p text:style-name="a1080" text:class-names="" text:cond-style-name=""><text:span text:style-name="a107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2" draw:layer="Master1-bg" draw:style-name="a1084" draw:name="Rectangle 27">
          <svg:title/>
          <svg:desc/>
          <text:p text:style-name="a1083" text:class-names="" text:cond-style-name=""><text:span text:style-name="a1082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3" draw:layer="Master1-bg" draw:style-name="a1087" draw:name="Rectangle 28">
          <svg:title/>
          <svg:desc/>
          <text:p text:style-name="a1086" text:class-names="" text:cond-style-name=""><text:span text:style-name="a1085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24" draw:layer="Master1-bg" draw:style-name="a1090" draw:name="Rectangle 29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25" draw:layer="Master1-bg" draw:style-name="a1093" draw:name="Isosceles Triangle 27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26" draw:layer="Master1-bg" draw:style-name="a1096" draw:name="Isosceles Triangle 18">
          <svg:title/>
          <svg:desc/>
          <text:p text:style-name="a1095" text:class-names="" text:cond-style-name=""><text:span text:style-name="a109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0" presentation:style-name="a1050" draw:name="Text Placeholder 9" svg:x="0.74074in" svg:y="4.38889in" svg:width="9.40143in" svg:height="0.56239in" presentation:class="outline" presentation:placeholder="false">
        <draw:text-box>
          <text:list text:style-name="a1049">
            <text:list-item>
              <text:p text:style-name="a1048" text:class-names="" text:cond-style-name=""><text:span text:style-name="a1047" text:class-names="">Click to edit Master text styles</text:span></text:p>
            </text:list-item>
          </text:list>
        </draw:text-box>
        <svg:title/>
        <svg:desc/>
      </draw:frame>
      <draw:frame draw:id="id211" presentation:style-name="a1054" draw:name="Text Placeholder 2" svg:x="0.74074in" svg:y="4.95128in" svg:width="9.40143in" svg:height="1.65564in" presentation:class="outline" presentation:placeholder="false">
        <draw:text-box>
          <text:list text:style-name="a1053">
            <text:list-item>
              <text:p text:style-name="a1052" text:class-names="" text:cond-style-name=""><text:span text:style-name="a1051" text:class-names="">Click to edit Master text styles</text:span></text:p>
            </text:list-item>
          </text:list>
        </draw:text-box>
        <svg:title/>
        <svg:desc/>
      </draw:frame>
      <draw:frame draw:id="id212" presentation:style-name="a1058" draw:name="Date Placeholder 3" svg:x="7.87963in" svg:y="6.60691in" svg:width="0.99731in" svg:height="0.39931in" presentation:class="date-time" presentation:placeholder="false">
        <draw:text-box>
          <text:p text:style-name="a1057" text:class-names="" text:cond-style-name=""><text:span text:style-name="a1055" text:class-names=""><text:date text:fixed="false" style:data-style-name="a1056">11/19/2024</text:date></text:span></text:p>
        </draw:text-box>
        <svg:title/>
        <svg:desc/>
      </draw:frame>
      <draw:frame draw:id="id213" presentation:style-name="a1061" draw:name="Footer Placeholder 4" svg:x="0.74074in" svg:y="6.60691in" svg:width="6.88715in" svg:height="0.39931in" presentation:class="footer" presentation:placeholder="false">
        <draw:text-box>
          <text:p text:style-name="a1060" text:class-names="" text:cond-style-name=""><text:span text:style-name="a1059" text:class-names=""/></text:p>
        </draw:text-box>
        <svg:title/>
        <svg:desc/>
      </draw:frame>
      <draw:frame draw:id="id214" presentation:style-name="a1064" draw:name="Slide Number Placeholder 5" svg:x="9.39486in" svg:y="6.60691in" svg:width="0.74731in" svg:height="0.39931in" presentation:class="page-number" presentation:placeholder="false">
        <draw:text-box>
          <text:p text:style-name="a1063" text:class-names="" text:cond-style-name=""><text:span text:style-name="a1062" text:class-names=""><text:page-number style:num-format="1" text:fixed="false"/></text:span></text:p>
        </draw:text-box>
        <svg:title/>
        <svg:desc/>
      </draw:frame>
      <draw:frame draw:id="id215" draw:style-name="a1067" draw:name="TextBox 23" svg:x="0.5926in" svg:y="0.86437in" svg:width="0.66667in" svg:height="0.63952in">
        <draw:text-box>
          <text:p text:style-name="a1066" text:class-names="" text:cond-style-name=""><text:span text:style-name="a1065" text:class-names="">“</text:span></text:p>
        </draw:text-box>
        <svg:title/>
        <svg:desc/>
      </draw:frame>
      <draw:frame draw:id="id216" draw:style-name="a1070" draw:name="TextBox 24" svg:x="9.72552in" svg:y="3.15678in" svg:width="0.66667in" svg:height="0.63952in">
        <draw:text-box>
          <text:p text:style-name="a1069" text:class-names="" text:cond-style-name=""><text:span text:style-name="a1068" text:class-names="">”</text:span></text:p>
        </draw:text-box>
        <svg:title/>
        <svg:desc/>
      </draw:frame>
      <presentation:notes style:page-layout-name="pageLayout2" draw:style-name="a1127">
        <draw:frame draw:id="id16" presentation:style-name="a1099" draw:name="Header Placeholder 1" svg:x="0in" svg:y="0in" svg:width="3.25in" svg:height="0.50174in" presentation:class="header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17" presentation:style-name="a1103" draw:name="Date Placeholder 2" svg:x="4.24826in" svg:y="0in" svg:width="3.25in" svg:height="0.50174in" presentation:class="date-time" presentation:placeholder="false">
          <draw:text-box>
            <text:p text:style-name="a1102" text:class-names="" text:cond-style-name=""><text:span text:style-name="a1100" text:class-names=""><text:date text:fixed="false" style:data-style-name="a1101">19-11-2024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104" draw:name="Slide Image Placeholder 3">
          <svg:title/>
          <svg:desc/>
        </draw:page-thumbnail>
        <draw:frame draw:id="id19" presentation:style-name="a1120" draw:name="Notes Placeholder 4" svg:x="0.75in" svg:y="4.8125in" svg:width="6in" svg:height="3.9375in" presentation:class="notes" presentation:placeholder="false">
          <draw:text-box>
            <text:p text:style-name="a1106" text:class-names="" text:cond-style-name=""><text:span text:style-name="a1105" text:class-names="">Click to edit Master text styles</text:span></text:p>
            <text:list text:style-name="a1109">
              <text:list-item>
                <text:list text:style-name="a1109">
                  <text:list-item>
                    <text:p text:style-name="a1108" text:class-names="" text:cond-style-name=""><text:span text:style-name="a1107" text:class-names="">Second level</text:span></text:p>
                  </text:list-item>
                </text:list>
              </text:list-item>
            </text:list>
            <text:list text:style-name="a1112">
              <text:list-item>
                <text:list text:style-name="a1112">
                  <text:list-item>
                    <text:list text:style-name="a1112">
                      <text:list-item>
                        <text:p text:style-name="a1111" text:class-names="" text:cond-style-name=""><text:span text:style-name="a11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list text:style-name="a1115">
                      <text:list-item>
                        <text:list text:style-name="a1115">
                          <text:list-item>
                            <text:p text:style-name="a1114" text:class-names="" text:cond-style-name=""><text:span text:style-name="a11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list text:style-name="a1119">
                      <text:list-item>
                        <text:list text:style-name="a1119">
                          <text:list-item>
                            <text:list text:style-name="a1119">
                              <text:list-item>
                                <text:p text:style-name="a1118" text:class-names="" text:cond-style-name=""><text:span text:style-name="a1116" text:class-names="">Fifth level</text:span><text:span text:style-name="a11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23" draw:name="Footer Placeholder 5" svg:x="0in" svg:y="9.49826in" svg:width="3.25in" svg:height="0.50174in" presentation:class="footer" presentation:placeholder="false">
          <draw:text-box>
            <text:p text:style-name="a1122" text:class-names="" text:cond-style-name=""><text:span text:style-name="a1121" text:class-names=""/></text:p>
          </draw:text-box>
          <svg:title/>
          <svg:desc/>
        </draw:frame>
        <draw:frame draw:id="id21" presentation:style-name="a1126" draw:name="Slide Number Placeholder 6" svg:x="4.24826in" svg:y="9.49826in" svg:width="3.25in" svg:height="0.50174in" presentation:class="page-number" presentation:placeholder="false">
          <draw:text-box>
            <text:p text:style-name="a1125" text:class-names="" text:cond-style-name=""><text:span text:style-name="a11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True-or-False" style:page-layout-name="pageLayout1" draw:style-name="a1128">
      <draw:g draw:name="Group 43" draw:id="id227">
        <svg:title/>
        <svg:desc/>
        <draw:connector draw:type="line" svg:x1="10.24826in" svg:y1="0in" svg:x2="11.5816in" svg:y2="7.5in" draw:id="id233" draw:layer="Master1-bg" draw:style-name="a1147" draw:name="Straight Connector 19">
          <svg:title/>
          <svg:desc/>
        </draw:connector>
        <draw:connector draw:type="line" svg:x1="13.32986in" svg:y1="4.02604in" svg:x2="8.12037in" svg:y2="7.5in" draw:id="id234" draw:layer="Master1-bg" draw:style-name="a1148" draw:name="Straight Connector 20">
          <svg:title/>
          <svg:desc/>
        </draw:connector>
        <draw:custom-shape svg:x="10.04098in" svg:y="-0.00926in" svg:width="3.28888in" svg:height="7.50926in" draw:id="id235" draw:layer="Master1-bg" draw:style-name="a1151" draw:name="Rectangle 23">
          <svg:title/>
          <svg:desc/>
          <text:p text:style-name="a1150" text:class-names="" text:cond-style-name=""><text:span text:style-name="a114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36" draw:layer="Master1-bg" draw:style-name="a1154" draw:name="Rectangle 25">
          <svg:title/>
          <svg:desc/>
          <text:p text:style-name="a1153" text:class-names="" text:cond-style-name=""><text:span text:style-name="a115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37" draw:layer="Master1-bg" draw:style-name="a1157" draw:name="Isosceles Triangle 23">
          <svg:title/>
          <svg:desc/>
          <text:p text:style-name="a1156" text:class-names="" text:cond-style-name=""><text:span text:style-name="a1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38" draw:layer="Master1-bg" draw:style-name="a1160" draw:name="Rectangle 27">
          <svg:title/>
          <svg:desc/>
          <text:p text:style-name="a1159" text:class-names="" text:cond-style-name=""><text:span text:style-name="a115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39" draw:layer="Master1-bg" draw:style-name="a1163" draw:name="Rectangle 28">
          <svg:title/>
          <svg:desc/>
          <text:p text:style-name="a1162" text:class-names="" text:cond-style-name=""><text:span text:style-name="a116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0" draw:layer="Master1-bg" draw:style-name="a1166" draw:name="Rectangle 29">
          <svg:title/>
          <svg:desc/>
          <text:p text:style-name="a1165" text:class-names="" text:cond-style-name=""><text:span text:style-name="a116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1" draw:layer="Master1-bg" draw:style-name="a1169" draw:name="Isosceles Triangle 27">
          <svg:title/>
          <svg:desc/>
          <text:p text:style-name="a1168" text:class-names="" text:cond-style-name=""><text:span text:style-name="a116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2" draw:layer="Master1-bg" draw:style-name="a1172" draw:name="Isosceles Triangle 18">
          <svg:title/>
          <svg:desc/>
          <text:p text:style-name="a1171" text:class-names="" text:cond-style-name=""><text:span text:style-name="a11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28" presentation:style-name="a1132" draw:name="Text Placeholder 9" svg:x="0.74074in" svg:y="4.38889in" svg:width="9.40143in" svg:height="0.56239in" presentation:class="outline" presentation:placeholder="false">
        <draw:text-box>
          <text:list text:style-name="a1131">
            <text:list-item>
              <text:p text:style-name="a1130" text:class-names="" text:cond-style-name=""><text:span text:style-name="a1129" text:class-names="">Click to edit Master text styles</text:span></text:p>
            </text:list-item>
          </text:list>
        </draw:text-box>
        <svg:title/>
        <svg:desc/>
      </draw:frame>
      <draw:frame draw:id="id229" presentation:style-name="a1136" draw:name="Text Placeholder 2" svg:x="0.74074in" svg:y="4.95128in" svg:width="9.40143in" svg:height="1.65564in" presentation:class="outline" presentation:placeholder="false">
        <draw:text-box>
          <text:list text:style-name="a1135">
            <text:list-item>
              <text:p text:style-name="a1134" text:class-names="" text:cond-style-name=""><text:span text:style-name="a1133" text:class-names="">Click to edit Master text styles</text:span></text:p>
            </text:list-item>
          </text:list>
        </draw:text-box>
        <svg:title/>
        <svg:desc/>
      </draw:frame>
      <draw:frame draw:id="id230" presentation:style-name="a1140" draw:name="Date Placeholder 3" svg:x="7.87963in" svg:y="6.60691in" svg:width="0.99731in" svg:height="0.39931in" presentation:class="date-time" presentation:placeholder="false">
        <draw:text-box>
          <text:p text:style-name="a1139" text:class-names="" text:cond-style-name=""><text:span text:style-name="a1137" text:class-names=""><text:date text:fixed="false" style:data-style-name="a1138">11/19/2024</text:date></text:span></text:p>
        </draw:text-box>
        <svg:title/>
        <svg:desc/>
      </draw:frame>
      <draw:frame draw:id="id231" presentation:style-name="a1143" draw:name="Footer Placeholder 4" svg:x="0.74074in" svg:y="6.60691in" svg:width="6.88715in" svg:height="0.39931in" presentation:class="footer" presentation:placeholder="false">
        <draw:text-box>
          <text:p text:style-name="a1142" text:class-names="" text:cond-style-name=""><text:span text:style-name="a1141" text:class-names=""/></text:p>
        </draw:text-box>
        <svg:title/>
        <svg:desc/>
      </draw:frame>
      <draw:frame draw:id="id232" presentation:style-name="a1146" draw:name="Slide Number Placeholder 5" svg:x="9.39486in" svg:y="6.60691in" svg:width="0.74731in" svg:height="0.39931in" presentation:class="page-number" presentation:placeholder="false">
        <draw:text-box>
          <text:p text:style-name="a1145" text:class-names="" text:cond-style-name=""><text:span text:style-name="a1144" text:class-names=""><text:page-number style:num-format="1" text:fixed="false"/></text:span></text:p>
        </draw:text-box>
        <svg:title/>
        <svg:desc/>
      </draw:frame>
      <presentation:notes style:page-layout-name="pageLayout2" draw:style-name="a1203">
        <draw:frame draw:id="id16" presentation:style-name="a1175" draw:name="Header Placeholder 1" svg:x="0in" svg:y="0in" svg:width="3.25in" svg:height="0.50174in" presentation:class="header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17" presentation:style-name="a1179" draw:name="Date Placeholder 2" svg:x="4.24826in" svg:y="0in" svg:width="3.25in" svg:height="0.50174in" presentation:class="date-time" presentation:placeholder="false">
          <draw:text-box>
            <text:p text:style-name="a1178" text:class-names="" text:cond-style-name=""><text:span text:style-name="a1176" text:class-names=""><text:date text:fixed="false" style:data-style-name="a1177">19-11-2024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180" draw:name="Slide Image Placeholder 3">
          <svg:title/>
          <svg:desc/>
        </draw:page-thumbnail>
        <draw:frame draw:id="id19" presentation:style-name="a1196" draw:name="Notes Placeholder 4" svg:x="0.75in" svg:y="4.8125in" svg:width="6in" svg:height="3.9375in" presentation:class="notes" presentation:placeholder="false">
          <draw:text-box>
            <text:p text:style-name="a1182" text:class-names="" text:cond-style-name=""><text:span text:style-name="a1181" text:class-names="">Click to edit Master text styles</text:span></text:p>
            <text:list text:style-name="a1185">
              <text:list-item>
                <text:list text:style-name="a1185">
                  <text:list-item>
                    <text:p text:style-name="a1184" text:class-names="" text:cond-style-name=""><text:span text:style-name="a1183" text:class-names="">Second level</text:span></text:p>
                  </text:list-item>
                </text:list>
              </text:list-item>
            </text:list>
            <text:list text:style-name="a1188">
              <text:list-item>
                <text:list text:style-name="a1188">
                  <text:list-item>
                    <text:list text:style-name="a1188">
                      <text:list-item>
                        <text:p text:style-name="a1187" text:class-names="" text:cond-style-name=""><text:span text:style-name="a11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91">
              <text:list-item>
                <text:list text:style-name="a1191">
                  <text:list-item>
                    <text:list text:style-name="a1191">
                      <text:list-item>
                        <text:list text:style-name="a1191">
                          <text:list-item>
                            <text:p text:style-name="a1190" text:class-names="" text:cond-style-name=""><text:span text:style-name="a11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5">
              <text:list-item>
                <text:list text:style-name="a1195">
                  <text:list-item>
                    <text:list text:style-name="a1195">
                      <text:list-item>
                        <text:list text:style-name="a1195">
                          <text:list-item>
                            <text:list text:style-name="a1195">
                              <text:list-item>
                                <text:p text:style-name="a1194" text:class-names="" text:cond-style-name=""><text:span text:style-name="a1192" text:class-names="">Fifth level</text:span><text:span text:style-name="a11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99" draw:name="Footer Placeholder 5" svg:x="0in" svg:y="9.49826in" svg:width="3.25in" svg:height="0.50174in" presentation:class="footer" presentation:placeholder="false">
          <draw:text-box>
            <text:p text:style-name="a1198" text:class-names="" text:cond-style-name=""><text:span text:style-name="a1197" text:class-names=""/></text:p>
          </draw:text-box>
          <svg:title/>
          <svg:desc/>
        </draw:frame>
        <draw:frame draw:id="id21" presentation:style-name="a1202" draw:name="Slide Number Placeholder 6" svg:x="4.24826in" svg:y="9.49826in" svg:width="3.25in" svg:height="0.50174in" presentation:class="page-number" presentation:placeholder="false">
          <draw:text-box>
            <text:p text:style-name="a1201" text:class-names="" text:cond-style-name=""><text:span text:style-name="a12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vertTx-Title-and-Vertical-Text" style:page-layout-name="pageLayout1" draw:style-name="a1204">
      <draw:g draw:name="Group 43" draw:id="id243">
        <svg:title/>
        <svg:desc/>
        <draw:connector draw:type="line" svg:x1="10.24826in" svg:y1="0in" svg:x2="11.5816in" svg:y2="7.5in" draw:id="id248" draw:layer="Master1-bg" draw:style-name="a1231" draw:name="Straight Connector 19">
          <svg:title/>
          <svg:desc/>
        </draw:connector>
        <draw:connector draw:type="line" svg:x1="13.32986in" svg:y1="4.02604in" svg:x2="8.12037in" svg:y2="7.5in" draw:id="id249" draw:layer="Master1-bg" draw:style-name="a1232" draw:name="Straight Connector 20">
          <svg:title/>
          <svg:desc/>
        </draw:connector>
        <draw:custom-shape svg:x="10.04098in" svg:y="-0.00926in" svg:width="3.28888in" svg:height="7.50926in" draw:id="id250" draw:layer="Master1-bg" draw:style-name="a1235" draw:name="Rectangle 23">
          <svg:title/>
          <svg:desc/>
          <text:p text:style-name="a1234" text:class-names="" text:cond-style-name=""><text:span text:style-name="a1233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1" draw:layer="Master1-bg" draw:style-name="a1238" draw:name="Rectangle 25">
          <svg:title/>
          <svg:desc/>
          <text:p text:style-name="a1237" text:class-names="" text:cond-style-name=""><text:span text:style-name="a1236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52" draw:layer="Master1-bg" draw:style-name="a1241" draw:name="Isosceles Triangle 23">
          <svg:title/>
          <svg:desc/>
          <text:p text:style-name="a1240" text:class-names="" text:cond-style-name=""><text:span text:style-name="a12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53" draw:layer="Master1-bg" draw:style-name="a1244" draw:name="Rectangle 27">
          <svg:title/>
          <svg:desc/>
          <text:p text:style-name="a1243" text:class-names="" text:cond-style-name=""><text:span text:style-name="a1242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54" draw:layer="Master1-bg" draw:style-name="a1247" draw:name="Rectangle 28">
          <svg:title/>
          <svg:desc/>
          <text:p text:style-name="a1246" text:class-names="" text:cond-style-name=""><text:span text:style-name="a1245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55" draw:layer="Master1-bg" draw:style-name="a1250" draw:name="Rectangle 29">
          <svg:title/>
          <svg:desc/>
          <text:p text:style-name="a1249" text:class-names="" text:cond-style-name=""><text:span text:style-name="a1248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56" draw:layer="Master1-bg" draw:style-name="a1253" draw:name="Isosceles Triangle 27">
          <svg:title/>
          <svg:desc/>
          <text:p text:style-name="a1252" text:class-names="" text:cond-style-name=""><text:span text:style-name="a12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57" draw:layer="Master1-bg" draw:style-name="a1256" draw:name="Isosceles Triangle 18">
          <svg:title/>
          <svg:desc/>
          <text:p text:style-name="a1255" text:class-names="" text:cond-style-name=""><text:span text:style-name="a125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44" presentation:style-name="a1220" draw:name="Vertical Text Placeholder 2" svg:x="0.74074in" svg:y="2.36285in" svg:width="9.40143in" svg:height="4.24406in" presentation:class="outline" presentation:placeholder="false">
        <draw:text-box>
          <text:list text:style-name="a1207">
            <text:list-item>
              <text:p text:style-name="a1206" text:class-names="" text:cond-style-name=""><text:span text:style-name="a1205" text:class-names="">Click to edit Master text styles</text:span></text:p>
            </text:list-item>
          </text:list>
          <text:list text:style-name="a1210">
            <text:list-item>
              <text:list text:style-name="a1210">
                <text:list-item>
                  <text:p text:style-name="a1209" text:class-names="" text:cond-style-name=""><text:span text:style-name="a1208" text:class-names="">Second level</text:span></text:p>
                </text:list-item>
              </text:list>
            </text:list-item>
          </text:list>
          <text:list text:style-name="a1213">
            <text:list-item>
              <text:list text:style-name="a1213">
                <text:list-item>
                  <text:list text:style-name="a1213">
                    <text:list-item>
                      <text:p text:style-name="a1212" text:class-names="" text:cond-style-name=""><text:span text:style-name="a12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16">
            <text:list-item>
              <text:list text:style-name="a1216">
                <text:list-item>
                  <text:list text:style-name="a1216">
                    <text:list-item>
                      <text:list text:style-name="a1216">
                        <text:list-item>
                          <text:p text:style-name="a1215" text:class-names="" text:cond-style-name=""><text:span text:style-name="a12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9">
            <text:list-item>
              <text:list text:style-name="a1219">
                <text:list-item>
                  <text:list text:style-name="a1219">
                    <text:list-item>
                      <text:list text:style-name="a1219">
                        <text:list-item>
                          <text:list text:style-name="a1219">
                            <text:list-item>
                              <text:p text:style-name="a1218" text:class-names="" text:cond-style-name=""><text:span text:style-name="a12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5" presentation:style-name="a1224" draw:name="Date Placeholder 3" svg:x="7.87963in" svg:y="6.60691in" svg:width="0.99731in" svg:height="0.39931in" presentation:class="date-time" presentation:placeholder="false">
        <draw:text-box>
          <text:p text:style-name="a1223" text:class-names="" text:cond-style-name=""><text:span text:style-name="a1221" text:class-names=""><text:date text:fixed="false" style:data-style-name="a1222">11/19/2024</text:date></text:span></text:p>
        </draw:text-box>
        <svg:title/>
        <svg:desc/>
      </draw:frame>
      <draw:frame draw:id="id246" presentation:style-name="a1227" draw:name="Footer Placeholder 4" svg:x="0.74074in" svg:y="6.60691in" svg:width="6.88715in" svg:height="0.39931in" presentation:class="footer" presentation:placeholder="false">
        <draw:text-box>
          <text:p text:style-name="a1226" text:class-names="" text:cond-style-name=""><text:span text:style-name="a1225" text:class-names=""/></text:p>
        </draw:text-box>
        <svg:title/>
        <svg:desc/>
      </draw:frame>
      <draw:frame draw:id="id247" presentation:style-name="a1230" draw:name="Slide Number Placeholder 5" svg:x="9.39486in" svg:y="6.60691in" svg:width="0.74731in" svg:height="0.39931in" presentation:class="page-number" presentation:placeholder="false">
        <draw:text-box>
          <text:p text:style-name="a1229" text:class-names="" text:cond-style-name=""><text:span text:style-name="a1228" text:class-names=""><text:page-number style:num-format="1" text:fixed="false"/></text:span></text:p>
        </draw:text-box>
        <svg:title/>
        <svg:desc/>
      </draw:frame>
      <presentation:notes style:page-layout-name="pageLayout2" draw:style-name="a1287">
        <draw:frame draw:id="id16" presentation:style-name="a1259" draw:name="Header Placeholder 1" svg:x="0in" svg:y="0in" svg:width="3.25in" svg:height="0.50174in" presentation:class="header" presentation:placeholder="false">
          <draw:text-box>
            <text:p text:style-name="a1258" text:class-names="" text:cond-style-name=""><text:span text:style-name="a1257" text:class-names=""/></text:p>
          </draw:text-box>
          <svg:title/>
          <svg:desc/>
        </draw:frame>
        <draw:frame draw:id="id17" presentation:style-name="a1263" draw:name="Date Placeholder 2" svg:x="4.24826in" svg:y="0in" svg:width="3.25in" svg:height="0.50174in" presentation:class="date-time" presentation:placeholder="false">
          <draw:text-box>
            <text:p text:style-name="a1262" text:class-names="" text:cond-style-name=""><text:span text:style-name="a1260" text:class-names=""><text:date text:fixed="false" style:data-style-name="a1261">19-11-2024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264" draw:name="Slide Image Placeholder 3">
          <svg:title/>
          <svg:desc/>
        </draw:page-thumbnail>
        <draw:frame draw:id="id19" presentation:style-name="a1280" draw:name="Notes Placeholder 4" svg:x="0.75in" svg:y="4.8125in" svg:width="6in" svg:height="3.9375in" presentation:class="notes" presentation:placeholder="false">
          <draw:text-box>
            <text:p text:style-name="a1266" text:class-names="" text:cond-style-name=""><text:span text:style-name="a1265" text:class-names="">Click to edit Master text styles</text:span></text:p>
            <text:list text:style-name="a1269">
              <text:list-item>
                <text:list text:style-name="a1269">
                  <text:list-item>
                    <text:p text:style-name="a1268" text:class-names="" text:cond-style-name=""><text:span text:style-name="a1267" text:class-names="">Second level</text:span></text:p>
                  </text:list-item>
                </text:list>
              </text:list-item>
            </text:list>
            <text:list text:style-name="a1272">
              <text:list-item>
                <text:list text:style-name="a1272">
                  <text:list-item>
                    <text:list text:style-name="a1272">
                      <text:list-item>
                        <text:p text:style-name="a1271" text:class-names="" text:cond-style-name=""><text:span text:style-name="a1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5">
              <text:list-item>
                <text:list text:style-name="a1275">
                  <text:list-item>
                    <text:list text:style-name="a1275">
                      <text:list-item>
                        <text:list text:style-name="a1275">
                          <text:list-item>
                            <text:p text:style-name="a1274" text:class-names="" text:cond-style-name=""><text:span text:style-name="a1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9">
              <text:list-item>
                <text:list text:style-name="a1279">
                  <text:list-item>
                    <text:list text:style-name="a1279">
                      <text:list-item>
                        <text:list text:style-name="a1279">
                          <text:list-item>
                            <text:list text:style-name="a1279">
                              <text:list-item>
                                <text:p text:style-name="a1278" text:class-names="" text:cond-style-name=""><text:span text:style-name="a1276" text:class-names="">Fifth level</text:span><text:span text:style-name="a1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83" draw:name="Footer Placeholder 5" svg:x="0in" svg:y="9.49826in" svg:width="3.25in" svg:height="0.50174in" presentation:class="footer" presentation:placeholder="false">
          <draw:text-box>
            <text:p text:style-name="a1282" text:class-names="" text:cond-style-name=""><text:span text:style-name="a1281" text:class-names=""/></text:p>
          </draw:text-box>
          <svg:title/>
          <svg:desc/>
        </draw:frame>
        <draw:frame draw:id="id21" presentation:style-name="a1286" draw:name="Slide Number Placeholder 6" svg:x="4.24826in" svg:y="9.49826in" svg:width="3.25in" svg:height="0.50174in" presentation:class="page-number" presentation:placeholder="false">
          <draw:text-box>
            <text:p text:style-name="a1285" text:class-names="" text:cond-style-name=""><text:span text:style-name="a1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itleAndTx-Vertical-Title-and-Text" style:page-layout-name="pageLayout1" draw:style-name="a1288">
      <draw:g draw:name="Group 43" draw:id="id258">
        <svg:title/>
        <svg:desc/>
        <draw:connector draw:type="line" svg:x1="10.24826in" svg:y1="0in" svg:x2="11.5816in" svg:y2="7.5in" draw:id="id263" draw:layer="Master1-bg" draw:style-name="a1315" draw:name="Straight Connector 19">
          <svg:title/>
          <svg:desc/>
        </draw:connector>
        <draw:connector draw:type="line" svg:x1="13.32986in" svg:y1="4.02604in" svg:x2="8.12037in" svg:y2="7.5in" draw:id="id264" draw:layer="Master1-bg" draw:style-name="a1316" draw:name="Straight Connector 20">
          <svg:title/>
          <svg:desc/>
        </draw:connector>
        <draw:custom-shape svg:x="10.04098in" svg:y="-0.00926in" svg:width="3.28888in" svg:height="7.50926in" draw:id="id265" draw:layer="Master1-bg" draw:style-name="a1319" draw:name="Rectangle 23">
          <svg:title/>
          <svg:desc/>
          <text:p text:style-name="a1318" text:class-names="" text:cond-style-name=""><text:span text:style-name="a131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66" draw:layer="Master1-bg" draw:style-name="a1322" draw:name="Rectangle 25">
          <svg:title/>
          <svg:desc/>
          <text:p text:style-name="a1321" text:class-names="" text:cond-style-name=""><text:span text:style-name="a132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7" draw:layer="Master1-bg" draw:style-name="a1325" draw:name="Isosceles Triangle 23">
          <svg:title/>
          <svg:desc/>
          <text:p text:style-name="a1324" text:class-names="" text:cond-style-name=""><text:span text:style-name="a132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8" draw:layer="Master1-bg" draw:style-name="a1328" draw:name="Rectangle 27">
          <svg:title/>
          <svg:desc/>
          <text:p text:style-name="a1327" text:class-names="" text:cond-style-name=""><text:span text:style-name="a132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9" draw:layer="Master1-bg" draw:style-name="a1331" draw:name="Rectangle 28">
          <svg:title/>
          <svg:desc/>
          <text:p text:style-name="a1330" text:class-names="" text:cond-style-name=""><text:span text:style-name="a132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0" draw:layer="Master1-bg" draw:style-name="a1334" draw:name="Rectangle 29">
          <svg:title/>
          <svg:desc/>
          <text:p text:style-name="a1333" text:class-names="" text:cond-style-name=""><text:span text:style-name="a133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71" draw:layer="Master1-bg" draw:style-name="a1337" draw:name="Isosceles Triangle 27">
          <svg:title/>
          <svg:desc/>
          <text:p text:style-name="a1336" text:class-names="" text:cond-style-name=""><text:span text:style-name="a13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72" draw:layer="Master1-bg" draw:style-name="a1340" draw:name="Isosceles Triangle 18">
          <svg:title/>
          <svg:desc/>
          <text:p text:style-name="a1339" text:class-names="" text:cond-style-name=""><text:span text:style-name="a13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9" presentation:style-name="a1304" draw:name="Vertical Text Placeholder 2" svg:x="0.74074in" svg:y="0.66667in" svg:width="7.72107in" svg:height="5.74306in" presentation:class="outline" presentation:placeholder="false">
        <draw:text-box>
          <text:list text:style-name="a1291">
            <text:list-item>
              <text:p text:style-name="a1290" text:class-names="" text:cond-style-name=""><text:span text:style-name="a1289" text:class-names="">Click to edit Master text styles</text:span></text:p>
            </text:list-item>
          </text:list>
          <text:list text:style-name="a1294">
            <text:list-item>
              <text:list text:style-name="a1294">
                <text:list-item>
                  <text:p text:style-name="a1293" text:class-names="" text:cond-style-name=""><text:span text:style-name="a1292" text:class-names="">Second level</text:span></text:p>
                </text:list-item>
              </text:list>
            </text:list-item>
          </text:list>
          <text:list text:style-name="a1297">
            <text:list-item>
              <text:list text:style-name="a1297">
                <text:list-item>
                  <text:list text:style-name="a1297">
                    <text:list-item>
                      <text:p text:style-name="a1296" text:class-names="" text:cond-style-name=""><text:span text:style-name="a12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0">
            <text:list-item>
              <text:list text:style-name="a1300">
                <text:list-item>
                  <text:list text:style-name="a1300">
                    <text:list-item>
                      <text:list text:style-name="a1300">
                        <text:list-item>
                          <text:p text:style-name="a1299" text:class-names="" text:cond-style-name=""><text:span text:style-name="a12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3">
            <text:list-item>
              <text:list text:style-name="a1303">
                <text:list-item>
                  <text:list text:style-name="a1303">
                    <text:list-item>
                      <text:list text:style-name="a1303">
                        <text:list-item>
                          <text:list text:style-name="a1303">
                            <text:list-item>
                              <text:p text:style-name="a1302" text:class-names="" text:cond-style-name=""><text:span text:style-name="a130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0" presentation:style-name="a1308" draw:name="Date Placeholder 3" svg:x="7.87963in" svg:y="6.60691in" svg:width="0.99731in" svg:height="0.39931in" presentation:class="date-time" presentation:placeholder="false">
        <draw:text-box>
          <text:p text:style-name="a1307" text:class-names="" text:cond-style-name=""><text:span text:style-name="a1305" text:class-names=""><text:date text:fixed="false" style:data-style-name="a1306">11/19/2024</text:date></text:span></text:p>
        </draw:text-box>
        <svg:title/>
        <svg:desc/>
      </draw:frame>
      <draw:frame draw:id="id261" presentation:style-name="a1311" draw:name="Footer Placeholder 4" svg:x="0.74074in" svg:y="6.60691in" svg:width="6.88715in" svg:height="0.39931in" presentation:class="footer" presentation:placeholder="false">
        <draw:text-box>
          <text:p text:style-name="a1310" text:class-names="" text:cond-style-name=""><text:span text:style-name="a1309" text:class-names=""/></text:p>
        </draw:text-box>
        <svg:title/>
        <svg:desc/>
      </draw:frame>
      <draw:frame draw:id="id262" presentation:style-name="a1314" draw:name="Slide Number Placeholder 5" svg:x="9.39486in" svg:y="6.60691in" svg:width="0.74731in" svg:height="0.39931in" presentation:class="page-number" presentation:placeholder="false">
        <draw:text-box>
          <text:p text:style-name="a1313" text:class-names="" text:cond-style-name=""><text:span text:style-name="a1312" text:class-names=""><text:page-number style:num-format="1" text:fixed="false"/></text:span></text:p>
        </draw:text-box>
        <svg:title/>
        <svg:desc/>
      </draw:frame>
      <presentation:notes style:page-layout-name="pageLayout2" draw:style-name="a1371">
        <draw:frame draw:id="id16" presentation:style-name="a1343" draw:name="Header Placeholder 1" svg:x="0in" svg:y="0in" svg:width="3.25in" svg:height="0.50174in" presentation:class="header" presentation:placeholder="false">
          <draw:text-box>
            <text:p text:style-name="a1342" text:class-names="" text:cond-style-name=""><text:span text:style-name="a1341" text:class-names=""/></text:p>
          </draw:text-box>
          <svg:title/>
          <svg:desc/>
        </draw:frame>
        <draw:frame draw:id="id17" presentation:style-name="a1347" draw:name="Date Placeholder 2" svg:x="4.24826in" svg:y="0in" svg:width="3.25in" svg:height="0.50174in" presentation:class="date-time" presentation:placeholder="false">
          <draw:text-box>
            <text:p text:style-name="a1346" text:class-names="" text:cond-style-name=""><text:span text:style-name="a1344" text:class-names=""><text:date text:fixed="false" style:data-style-name="a1345">19-11-2024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348" draw:name="Slide Image Placeholder 3">
          <svg:title/>
          <svg:desc/>
        </draw:page-thumbnail>
        <draw:frame draw:id="id19" presentation:style-name="a1364" draw:name="Notes Placeholder 4" svg:x="0.75in" svg:y="4.8125in" svg:width="6in" svg:height="3.9375in" presentation:class="notes" presentation:placeholder="false">
          <draw:text-box>
            <text:p text:style-name="a1350" text:class-names="" text:cond-style-name=""><text:span text:style-name="a1349" text:class-names="">Click to edit Master text styles</text:span></text:p>
            <text:list text:style-name="a1353">
              <text:list-item>
                <text:list text:style-name="a1353">
                  <text:list-item>
                    <text:p text:style-name="a1352" text:class-names="" text:cond-style-name=""><text:span text:style-name="a1351" text:class-names="">Second level</text:span></text:p>
                  </text:list-item>
                </text:list>
              </text:list-item>
            </text:list>
            <text:list text:style-name="a1356">
              <text:list-item>
                <text:list text:style-name="a1356">
                  <text:list-item>
                    <text:list text:style-name="a1356">
                      <text:list-item>
                        <text:p text:style-name="a1355" text:class-names="" text:cond-style-name=""><text:span text:style-name="a13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59">
              <text:list-item>
                <text:list text:style-name="a1359">
                  <text:list-item>
                    <text:list text:style-name="a1359">
                      <text:list-item>
                        <text:list text:style-name="a1359">
                          <text:list-item>
                            <text:p text:style-name="a1358" text:class-names="" text:cond-style-name=""><text:span text:style-name="a13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63">
              <text:list-item>
                <text:list text:style-name="a1363">
                  <text:list-item>
                    <text:list text:style-name="a1363">
                      <text:list-item>
                        <text:list text:style-name="a1363">
                          <text:list-item>
                            <text:list text:style-name="a1363">
                              <text:list-item>
                                <text:p text:style-name="a1362" text:class-names="" text:cond-style-name=""><text:span text:style-name="a1360" text:class-names="">Fifth level</text:span><text:span text:style-name="a13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67" draw:name="Footer Placeholder 5" svg:x="0in" svg:y="9.49826in" svg:width="3.25in" svg:height="0.50174in" presentation:class="footer" presentation:placeholder="false">
          <draw:text-box>
            <text:p text:style-name="a1366" text:class-names="" text:cond-style-name=""><text:span text:style-name="a1365" text:class-names=""/></text:p>
          </draw:text-box>
          <svg:title/>
          <svg:desc/>
        </draw:frame>
        <draw:frame draw:id="id21" presentation:style-name="a1370" draw:name="Slide Number Placeholder 6" svg:x="4.24826in" svg:y="9.49826in" svg:width="3.25in" svg:height="0.50174in" presentation:class="page-number" presentation:placeholder="false">
          <draw:text-box>
            <text:p text:style-name="a1369" text:class-names="" text:cond-style-name=""><text:span text:style-name="a136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DHIYAMAAN COLLEGE OF ENGINEERING (AUTONOMOUS) HOSUR – 635 109     DEPARTMENT OF COMPUTER SCIENCE AND ENGINEERING MINI PROJECT – ZEROTH REVIEW</dc:title>
    <meta:initial-creator>CSE DHANUSH .K . A</meta:initial-creator>
    <dc:creator>ARCHANA</dc:creator>
    <meta:creation-date>2024-09-05T06:24:05Z</meta:creation-date>
    <dc:date>2024-11-19T16:09:32Z</dc:date>
    <meta:template xlink:href="Facet" xlink:type="simple"/>
    <meta:editing-cycles>22</meta:editing-cycles>
    <meta:editing-duration>PT7809S</meta:editing-duration>
    <meta:document-statistic meta:paragraph-count="62" meta:word-count="542"/>
  </office:meta>
</office:document-meta>
</file>